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4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5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68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69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;</text:p>
      <text:p text:style-name="P38">; <text:s/>PDS Pc1.10 :000: <text:s/>(C) <text:s/>1985-7 P.D Systems <text:s text:c="2"/></text:p>
      <text:p text:style-name="P38">;</text:p>
      <text:p text:style-name="P38">;</text:p>
      <text:p text:style-name="P38">; <text:s text:c="6"/>File <text:s/>" <text:s text:c="4"/>DIZZY 3 <text:s text:c="6"/>"</text:p>
      <text:p text:style-name="P38">; <text:s text:c="3"/>Version <text:s text:c="9"/>05.50 <text:s text:c="7"/></text:p>
      <text:p text:style-name="P38">; <text:s text:c="8"/>By <text:s/>" THE OLIVER TWINS <text:s/>"</text:p>
      <text:p text:style-name="P38">; <text:s text:c="3"/></text:p>
      <text:p text:style-name="P38">; <text:s text:c="4"/>Created on Tue the 14th of Jun 1988 <text:s/></text:p>
      <text:p text:style-name="P38">; <text:s text:c="7"/>Last update 13:36 on 19/12/89 </text:p>
      <text:p text:style-name="P38">; </text:p>
      <text:p text:style-name="P38">;<text:tab/>use amstrad dl1 at &amp;af80 <text:s/>stack unchanged</text:p>
      <text:p text:style-name="P38">;<text:tab/>use spectrum dl1 at &amp;5ea7 - &amp;5fff <text:s/>sp set to &amp;5ea6</text:p>
      <text:p text:style-name="P3"/>
      <text:p text:style-name="P50">spectrum<text:tab/>equ 1</text:p>
      <text:p text:style-name="P50">amstrad<text:tab/>equ 0</text:p>
      <text:p text:style-name="P50">pds<text:tab/>equ 0</text:p>
      <text:p text:style-name="P50">cheatversion<text:tab/>equ 0</text:p>
      <text:p text:style-name="P50">seeproxbox<text:tab/>equ 0</text:p>
      <text:p text:style-name="P50">seecoins<text:tab/>equ 0</text:p>
      <text:p text:style-name="P50">ifmode128<text:tab/>equ 1</text:p>
      <text:p text:style-name="P50">save<text:tab/>equ 0</text:p>
      <text:p text:style-name="P50">disc<text:tab/>equ 0</text:p>
      <text:p text:style-name="P50"/>
      <text:p text:style-name="P50"><text:tab/>skip 10</text:p>
      <text:p text:style-name="P50"/>
      <text:p text:style-name="P50">computer<text:tab/>equ SPECTRUM</text:p>
      <text:p text:style-name="P50"><text:tab/>if computer=spectrum</text:p>
      <text:p text:style-name="P50"><text:tab/>org &amp;6000</text:p>
      <text:p text:style-name="P50">reloc<text:tab/>ld bc,&amp;7ffd</text:p>
      <text:p text:style-name="P50"><text:tab/>ld a,&amp;13</text:p>
      <text:p text:style-name="P50"><text:tab/>out (c),a</text:p>
      <text:p text:style-name="P50"><text:tab/>ld de,&amp;c000</text:p>
      <text:p text:style-name="P50"><text:tab/>ld hl,music128</text:p>
      <text:p text:style-name="P50"><text:tab/>ld bc,&amp;4000</text:p>
      <text:p text:style-name="P50"><text:tab/>ldir</text:p>
      <text:p text:style-name="P50"><text:tab/>ld bc,&amp;7ffd</text:p>
      <text:p text:style-name="P50"><text:tab/>ld a,&amp;10</text:p>
      <text:p text:style-name="P50"><text:tab/>out (c),a</text:p>
      <text:p text:style-name="P50"><text:tab/>ret</text:p>
      <text:p text:style-name="P50"/>
      <text:p text:style-name="P50">music128</text:p>
      <text:p text:style-name="P50"><text:tab/>org music128,&amp;c000</text:p>
      <text:p text:style-name="P3"/>
      <text:p text:style-name="P50">bankstart</text:p>
      <text:p text:style-name="P50"><text:tab/>include MUSIC128.SPC</text:p>
      <text:p text:style-name="P50">OLDSCR</text:p>
      <text:p text:style-name="P50">;<text:tab/>include treaspic.scr</text:p>
      <text:p text:style-name="P50"><text:tab/>include newtreas.scr</text:p>
      <text:p text:style-name="P50"><text:tab/>INCLUDE NEWSPEEC.SPC</text:p>
      <text:p text:style-name="P50"/>
      <text:p text:style-name="P50">;<text:tab/>include speech.spc</text:p>
      <text:p text:style-name="P50">;<text:tab/>include fwdizzy.tlk</text:p>
      <text:p text:style-name="P50">;<text:tab/>include bytot.tlk</text:p>
      <text:p text:style-name="P3"/>
      <text:p text:style-name="P50">bankend</text:p>
      <text:p text:style-name="P50"/>
      <text:p text:style-name="P50"><text:tab/>bank &amp;10,reloc</text:p>
      <text:p text:style-name="P50"><text:tab/></text:p>
      <text:p text:style-name="P50">;<text:tab/>org &amp;f989</text:p>
      <text:p text:style-name="P50">;<text:tab/>include MUSIC48.SPC</text:p>
      <text:p text:style-name="P3"/>
      <text:p text:style-name="P52">ifmem128</text:p>
      <text:p text:style-name="P52"><text:tab/>equ 23627</text:p>
      <text:p text:style-name="P50"><text:tab/>org 23627</text:p>
      <text:p text:style-name="P50"><text:tab/>defb ifmode128</text:p>
      <text:p text:style-name="P50"/>
      <text:p text:style-name="P50"><text:tab/>endif</text:p>
      <text:p text:style-name="P50"/>
      <text:p text:style-name="P50"><text:tab/>if computer=amstrad</text:p>
      <text:p text:style-name="P50"><text:tab/>send computer1<text:tab/></text:p>
      <text:p text:style-name="P50"><text:tab/>org &amp;40</text:p>
      <text:p text:style-name="P50"><text:soft-page-break/><text:tab/>include music.ams</text:p>
      <text:p text:style-name="P50">musicend</text:p>
      <text:p text:style-name="P50"><text:tab/>org &amp;c000</text:p>
      <text:p text:style-name="P50"><text:tab/>include diz3ams1.scr</text:p>
      <text:p text:style-name="P50"><text:tab/>include diz3ams2.scr</text:p>
      <text:p text:style-name="P50"><text:tab/>org musicend</text:p>
      <text:p text:style-name="P50"><text:tab/>endif</text:p>
      <text:p text:style-name="P50"/>
      <text:p text:style-name="P50"><text:tab/>if computer=spectrum</text:p>
      <text:p text:style-name="P50"><text:tab/>send computer2</text:p>
      <text:p text:style-name="P50"><text:tab/>org &amp;4000</text:p>
      <text:p text:style-name="P50"><text:tab/>include diz3spec.scr</text:p>
      <text:p text:style-name="P50"><text:tab/>org &amp;6100</text:p>
      <text:p text:style-name="P50"><text:tab/>endif</text:p>
      <text:p text:style-name="P50"/>
      <text:p text:style-name="P50"><text:tab/>if save=0</text:p>
      <text:p text:style-name="P50">exec<text:tab/>exec exec</text:p>
      <text:p text:style-name="P50"><text:tab/>endif</text:p>
      <text:p text:style-name="P63">entercodehere</text:p>
      <text:p text:style-name="P3"/>
      <text:p text:style-name="P50"><text:tab/>if computer=spectrum</text:p>
      <text:p text:style-name="P50"><text:tab/>di</text:p>
      <text:p text:style-name="P50"><text:tab/>ld sp,&amp;6000-2</text:p>
      <text:p text:style-name="P50"><text:tab/>im 1</text:p>
      <text:p text:style-name="P50"><text:tab/>ei</text:p>
      <text:p text:style-name="P50"><text:tab/>endif</text:p>
      <text:p text:style-name="P50"/>
      <text:p text:style-name="P50"><text:tab/>if computer=amstrad</text:p>
      <text:p text:style-name="P50"><text:tab/>ld hl,attritable+5*32</text:p>
      <text:p text:style-name="P50"><text:tab/>ld de,attritable+5*32+1</text:p>
      <text:p text:style-name="P50"><text:tab/>ld (hl),01000010b</text:p>
      <text:p text:style-name="P50"><text:tab/>ld bc,19*32</text:p>
      <text:p text:style-name="P50"><text:tab/>ldir</text:p>
      <text:p text:style-name="P50"><text:tab/>endif</text:p>
      <text:p text:style-name="P3"/>
      <text:p text:style-name="P50"><text:tab/>call setup</text:p>
      <text:p text:style-name="P16"><text:tab/>jp titlescreen</text:p>
      <text:p text:style-name="P3"/>
      <text:p text:style-name="P50"><text:tab/>if computer=spectrum</text:p>
      <text:p text:style-name="P3"/>
      <text:p text:style-name="P52">check128</text:p>
      <text:p text:style-name="P52"><text:tab/>ld e,a</text:p>
      <text:p text:style-name="P50"><text:tab/>ld a,(ifmem128)</text:p>
      <text:p text:style-name="P50"><text:tab/>and a</text:p>
      <text:p text:style-name="P50"><text:tab/>ld a,e</text:p>
      <text:p text:style-name="P50"><text:tab/>ret nz</text:p>
      <text:p text:style-name="P50"><text:tab/>pop hl</text:p>
      <text:p text:style-name="P50"><text:tab/>ret</text:p>
      <text:p text:style-name="P3"/>
      <text:p text:style-name="P52">starttune</text:p>
      <text:p text:style-name="P52"><text:s text:c="8"/>call check128</text:p>
      <text:p text:style-name="P50"><text:tab/>di</text:p>
      <text:p text:style-name="P50"><text:tab/>push ix</text:p>
      <text:p text:style-name="P50"><text:tab/>call ramon</text:p>
      <text:p text:style-name="P50"><text:tab/>ld a,e</text:p>
      <text:p text:style-name="P50"><text:tab/>call initune</text:p>
      <text:p text:style-name="P50"><text:tab/>call ramoff</text:p>
      <text:p text:style-name="P50"><text:tab/>pop ix</text:p>
      <text:p text:style-name="P50"><text:tab/>ei</text:p>
      <text:p text:style-name="P50"><text:tab/>ret<text:tab/></text:p>
      <text:p text:style-name="P50"/>
      <text:p text:style-name="P52">finishmusic</text:p>
      <text:p text:style-name="P52"><text:tab/>call check128</text:p>
      <text:p text:style-name="P50"><text:tab/>call inittune128</text:p>
      <text:p text:style-name="P50">finishmusiclp</text:p>
      <text:p text:style-name="P50"><text:tab/>halt</text:p>
      <text:p text:style-name="P50"><text:tab/>di</text:p>
      <text:p text:style-name="P50"><text:tab/>call ramon</text:p>
      <text:p text:style-name="P50"><text:tab/>ld a,(monoff)</text:p>
      <text:p text:style-name="P50"><text:tab/>call ramoff</text:p>
      <text:p text:style-name="P50"><text:tab/>ei</text:p>
      <text:p text:style-name="P50"><text:tab/>and a</text:p>
      <text:p text:style-name="P50"><text:soft-page-break/><text:tab/>jr nz,finishmusiclp</text:p>
      <text:p text:style-name="P50"><text:tab/>ret</text:p>
      <text:p text:style-name="P50"/>
      <text:p text:style-name="P53">inittune128</text:p>
      <text:p text:style-name="P53"><text:tab/>di</text:p>
      <text:p text:style-name="P50"><text:tab/>call ramon</text:p>
      <text:p text:style-name="P50"><text:tab/>call initune</text:p>
      <text:p text:style-name="P50"><text:tab/>call ramoff</text:p>
      <text:p text:style-name="P50"><text:tab/>ei</text:p>
      <text:p text:style-name="P50"><text:tab/>ret</text:p>
      <text:p text:style-name="P50"/>
      <text:p text:style-name="P53">dosndfx</text:p>
      <text:p text:style-name="P53"><text:tab/>call check128</text:p>
      <text:p text:style-name="P50"><text:tab/>di</text:p>
      <text:p text:style-name="P50"><text:tab/>call ramon</text:p>
      <text:p text:style-name="P50"><text:tab/>call initfx</text:p>
      <text:p text:style-name="P50"><text:tab/>call ramoff</text:p>
      <text:p text:style-name="P50"><text:tab/>ei</text:p>
      <text:p text:style-name="P50"><text:tab/>ret<text:tab/><text:tab/></text:p>
      <text:p text:style-name="P50"/>
      <text:p text:style-name="P50"/>
      <text:p text:style-name="P53">musicoff</text:p>
      <text:p text:style-name="P53"><text:tab/>call check128</text:p>
      <text:p text:style-name="P50"><text:tab/>call ramon</text:p>
      <text:p text:style-name="P50"><text:tab/>call turnoff</text:p>
      <text:p text:style-name="P50"><text:tab/>jp ramoff</text:p>
      <text:p text:style-name="P3"/>
      <text:p text:style-name="P3"/>
      <text:p text:style-name="P53">ramon</text:p>
      <text:p text:style-name="P53"><text:tab/>push af</text:p>
      <text:p text:style-name="P50"><text:tab/>ld a,&amp;13</text:p>
      <text:p text:style-name="P50"><text:tab/>jr outthis</text:p>
      <text:p text:style-name="P53">ramoff</text:p>
      <text:p text:style-name="P53"><text:tab/>push af</text:p>
      <text:p text:style-name="P50"><text:tab/>ld a,&amp;10</text:p>
      <text:p text:style-name="P53">outthis</text:p>
      <text:p text:style-name="P53"><text:tab/>ld bc,&amp;7ffd</text:p>
      <text:p text:style-name="P50"><text:tab/>out (c),a</text:p>
      <text:p text:style-name="P50"><text:tab/>pop af</text:p>
      <text:p text:style-name="P50"><text:tab/>ret</text:p>
      <text:p text:style-name="P3"/>
      <text:p text:style-name="P50">updatemusicingame</text:p>
      <text:p text:style-name="P50"><text:tab/>call check128</text:p>
      <text:p text:style-name="P50"><text:tab/>call ramon</text:p>
      <text:p text:style-name="P50"><text:tab/>call refresh</text:p>
      <text:p text:style-name="P50"><text:tab/>jp ramoff</text:p>
      <text:p text:style-name="P50"/>
      <text:p text:style-name="P50">taptapcount<text:tab/>defb 1</text:p>
      <text:p text:style-name="P50"/>
      <text:p text:style-name="P50"><text:tab/>endif</text:p>
      <text:p text:style-name="P3"/>
      <text:p text:style-name="P3"/>
      <text:p text:style-name="P3"/>
      <text:p text:style-name="P38"><text:tab/>if computer=amstrad</text:p>
      <text:p text:style-name="P38">starttune<text:tab/>equ initune</text:p>
      <text:p text:style-name="P38">musicoff<text:tab/>equ turnoff</text:p>
      <text:p text:style-name="P38">dosndfx<text:tab/>equ initfx</text:p>
      <text:p text:style-name="P38"/>
      <text:p text:style-name="P38"/>
      <text:p text:style-name="P42">finishmusic</text:p>
      <text:p text:style-name="P42"><text:tab/>push ix</text:p>
      <text:p text:style-name="P38"><text:tab/>call initune</text:p>
      <text:p text:style-name="P42">finishmusiclp</text:p>
      <text:p text:style-name="P42"><text:tab/>ld a,(monoff)</text:p>
      <text:p text:style-name="P38"><text:tab/>and a</text:p>
      <text:p text:style-name="P38"><text:tab/>jr nz,finishmusiclp</text:p>
      <text:p text:style-name="P38"><text:tab/>call turnoff</text:p>
      <text:p text:style-name="P38"><text:tab/>pop ix</text:p>
      <text:p text:style-name="P38"><text:tab/>ret</text:p>
      <text:p text:style-name="P38"/>
      <text:p text:style-name="P38">;sayfwdizzy<text:tab/> </text:p>
      <text:p text:style-name="P38">;<text:tab/>include speech.ams</text:p>
      <text:p text:style-name="P38"><text:soft-page-break/>;<text:tab/>include fwdizzy.tlk</text:p>
      <text:p text:style-name="P38"/>
      <text:p text:style-name="P38">seeifstarttune</text:p>
      <text:p text:style-name="P38"><text:tab/>ld a,(killed)</text:p>
      <text:p text:style-name="P38"><text:tab/>and a</text:p>
      <text:p text:style-name="P38"><text:tab/>ret nz</text:p>
      <text:p text:style-name="P38"><text:tab/>push ix</text:p>
      <text:p text:style-name="P38"><text:tab/>ld a,(monoff)</text:p>
      <text:p text:style-name="P38"><text:tab/>and a</text:p>
      <text:p text:style-name="P38"><text:tab/>ld a,6</text:p>
      <text:p text:style-name="P38"><text:tab/>call z,initune</text:p>
      <text:p text:style-name="P38"><text:tab/>pop ix</text:p>
      <text:p text:style-name="P38"><text:tab/>ret</text:p>
      <text:p text:style-name="P38"/>
      <text:p text:style-name="P38"><text:tab/>endif</text:p>
      <text:p text:style-name="P3"/>
      <text:p text:style-name="P3"/>
      <text:p text:style-name="P53">titlescreenlp</text:p>
      <text:p text:style-name="P53"><text:tab/>call getkeybyte</text:p>
      <text:p text:style-name="P50"><text:tab/>and %1001</text:p>
      <text:p text:style-name="P50"><text:tab/>ret z</text:p>
      <text:p text:style-name="P50"><text:tab/><text:tab/><text:tab/><text:tab/>;start key hit</text:p>
      <text:p text:style-name="P50"><text:tab/>call musicoff</text:p>
      <text:p text:style-name="P50"><text:tab/>ld a,1</text:p>
      <text:p text:style-name="P50"><text:tab/>and a</text:p>
      <text:p text:style-name="P50"><text:tab/>ret</text:p>
      <text:p text:style-name="P3"/>
      <text:p text:style-name="P3"/>
      <text:p text:style-name="P50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66"><text:tab/>jp windowrou2</text:p>
      <text:p text:style-name="P3"/>
      <text:p text:style-name="P3"/>
      <text:p text:style-name="P53">seeifstarttune</text:p>
      <text:p text:style-name="P53"><text:tab/>ld a,(killed)</text:p>
      <text:p text:style-name="P50"><text:tab/>and a</text:p>
      <text:p text:style-name="P50"><text:tab/>ret nz</text:p>
      <text:p text:style-name="P50"><text:tab/>ld a,(ifmem128)</text:p>
      <text:p text:style-name="P50"><text:tab/>and a</text:p>
      <text:p text:style-name="P50"><text:tab/>ret z</text:p>
      <text:p text:style-name="P50"><text:tab/>push ix</text:p>
      <text:p text:style-name="P50"><text:tab/>di</text:p>
      <text:p text:style-name="P50"><text:tab/>call ramon</text:p>
      <text:p text:style-name="P50"><text:tab/>ld a,(monoff)</text:p>
      <text:p text:style-name="P50"><text:tab/>and a</text:p>
      <text:p text:style-name="P50"><text:tab/>ld a,6</text:p>
      <text:p text:style-name="P50"><text:tab/>call z,initune</text:p>
      <text:p text:style-name="P50"><text:tab/>di</text:p>
      <text:p text:style-name="P50"><text:tab/>call ramoff</text:p>
      <text:p text:style-name="P50"><text:tab/>ei</text:p>
      <text:p text:style-name="P50"><text:tab/>pop ix</text:p>
      <text:p text:style-name="P50"><text:tab/>ret</text:p>
      <text:p text:style-name="P50"/>
      <text:p text:style-name="P50"><text:tab/>endif</text:p>
      <text:p text:style-name="P3"/>
      <text:p text:style-name="Horizontal_20_Line"></text:p>
      <text:p text:style-name="P38"><text:soft-page-break/>;</text:p>
      <text:p text:style-name="P38">; <text:s/>PDS Pc1.10 :000: <text:s/>(C) <text:s/>1985-7 P.D Systems <text:s text:c="2"/></text:p>
      <text:p text:style-name="P38">;</text:p>
      <text:p text:style-name="P38">;</text:p>
      <text:p text:style-name="P38">; <text:s text:c="6"/>File <text:s/>" <text:s text:c="4"/>DIZZY 3 <text:s text:c="6"/>"</text:p>
      <text:p text:style-name="P38">; <text:s text:c="3"/>Version <text:s text:c="9"/>05.54 <text:s text:c="7"/></text:p>
      <text:p text:style-name="P38">; <text:s text:c="8"/>By <text:s/>" THE OLIVER TWINS <text:s/>"</text:p>
      <text:p text:style-name="P38">; <text:s text:c="3"/></text:p>
      <text:p text:style-name="P38">; <text:s text:c="4"/>Created on Tue the 14th of Jun 1988 <text:s/></text:p>
      <text:p text:style-name="P38">; <text:s text:c="7"/>Last update 13:36 on 19/12/89 </text:p>
      <text:p text:style-name="P38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38"><text:tab/>if computer=spectrum</text:p>
      <text:p text:style-name="P38">screentable<text:tab/><text:tab/><text:tab/>;speccy</text:p>
      <text:p text:style-name="P38"/>
      <text:p text:style-name="P38"><text:tab/>HEX 00400041004200430044004500460047</text:p>
      <text:p text:style-name="P38"><text:tab/>HEX 20402041204220432044204520462047</text:p>
      <text:p text:style-name="P38"><text:tab/>HEX 40404041404240434044404540464047</text:p>
      <text:p text:style-name="P38"><text:tab/>HEX 60406041604260436044604560466047</text:p>
      <text:p text:style-name="P38"><text:tab/>HEX 80408041804280438044804580468047</text:p>
      <text:p text:style-name="P38"><text:tab/>HEX A040A041A042A043A044A045A046A047</text:p>
      <text:p text:style-name="P38"><text:tab/>HEX C040C041C042C043C044C045C046C047</text:p>
      <text:p text:style-name="P38"><text:tab/>HEX E040E041E042E043E044E045E046E047</text:p>
      <text:p text:style-name="P38"><text:tab/>HEX 00480049004A004B004C004D004E004F</text:p>
      <text:p text:style-name="P38"><text:tab/>HEX 20482049204A204B204C204D204E204F</text:p>
      <text:p text:style-name="P38"><text:tab/>HEX 40484049404A404B404C404D404E404F</text:p>
      <text:p text:style-name="P38"><text:tab/>HEX 60486049604A604B604C604D604E604F</text:p>
      <text:p text:style-name="P38"><text:tab/>HEX 80488049804A804B804C804D804E804F</text:p>
      <text:p text:style-name="P38"><text:tab/>HEX A048A049A04AA04BA04CA04DA04EA04F</text:p>
      <text:p text:style-name="P38"><text:tab/>HEX C048C049C04AC04BC04CC04DC04EC04F</text:p>
      <text:p text:style-name="P38"><text:tab/>HEX E048E049E04AE04BE04CE04DE04EE04F</text:p>
      <text:p text:style-name="P38"><text:tab/>HEX 00500051005200530054005500560057</text:p>
      <text:p text:style-name="P38"><text:tab/>HEX 20502051205220532054205520562057</text:p>
      <text:p text:style-name="P38"><text:tab/>HEX 40504051405240534054405540564057</text:p>
      <text:p text:style-name="P38"><text:s/><text:tab/>HEX 60506051605260536054605560566057</text:p>
      <text:p text:style-name="P38"><text:tab/>HEX 80508051805280538054805580568057</text:p>
      <text:p text:style-name="P38"><text:tab/>HEX A050A051A052A053A054A055A056A057</text:p>
      <text:p text:style-name="P38"><text:tab/>HEX C050C051C052C053C054C055C056C057</text:p>
      <text:p text:style-name="P38"><text:tab/>HEX E050E051E052E053E054E055E056E057</text:p>
      <text:p text:style-name="P38"/>
      <text:p text:style-name="P38"/>
      <text:p text:style-name="P38"><text:tab/>endif</text:p>
      <text:p text:style-name="P38"/>
      <text:p text:style-name="P38"/>
      <text:p text:style-name="P38"><text:tab/>if computer=amstrad</text:p>
      <text:p text:style-name="P38">screentable<text:tab/><text:tab/>;stored top line first and 8 bytes in</text:p>
      <text:p text:style-name="P38"/>
      <text:p text:style-name="P38"><text:tab/>HEX 08C008C808D008D808E008E808F008F8</text:p>
      <text:p text:style-name="P38"><text:soft-page-break/><text:tab/>HEX 58C058C858D058D858E058E858F058F8</text:p>
      <text:p text:style-name="P38"><text:tab/>HEX A8C0A8C8A8D0A8D8A8E0A8E8A8F0A8F8</text:p>
      <text:p text:style-name="P38"><text:tab/>HEX F8C0F8C8F8D0F8D8F8E0F8E8F8F0F8F8</text:p>
      <text:p text:style-name="P38"><text:tab/>HEX 48C148C948D148D948E148E948F148F9</text:p>
      <text:p text:style-name="P38"><text:tab/>HEX 98C198C998D198D998E198E998F198F9</text:p>
      <text:p text:style-name="P38"><text:tab/>HEX E8C1E8C9E8D1E8D9E8E1E8E9E8F1E8F9</text:p>
      <text:p text:style-name="P38"><text:tab/>HEX 38C238CA38D238DA38E238EA38F238FA</text:p>
      <text:p text:style-name="P38"><text:tab/>HEX 88C288CA88D288DA88E288EA88F288FA</text:p>
      <text:p text:style-name="P38"><text:tab/>HEX D8C2D8CAD8D2D8DAD8E2D8EAD8F2D8FA</text:p>
      <text:p text:style-name="P38"><text:tab/>HEX 28C328CB28D328DB28E328EB28F328FB</text:p>
      <text:p text:style-name="P38"><text:tab/>HEX 78C378CB78D378DB78E378EB78F378FB</text:p>
      <text:p text:style-name="P38"><text:tab/>HEX C8C3C8CBC8D3C8DBC8E3C8EBC8F3C8FB</text:p>
      <text:p text:style-name="P38"><text:tab/>HEX 18C418CC18D418DC18E418EC18F418FC</text:p>
      <text:p text:style-name="P38"><text:tab/>HEX 68C468CC68D468DC68E468EC68F468FC</text:p>
      <text:p text:style-name="P38"><text:tab/>HEX B8C4B8CCB8D4B8DCB8E4B8ECB8F4B8FC</text:p>
      <text:p text:style-name="P38"><text:tab/>HEX 08C508CD08D508DD08E508ED08F508FD</text:p>
      <text:p text:style-name="P38"><text:tab/>HEX 58C558CD58D558DD58E558ED58F558FD</text:p>
      <text:p text:style-name="P38"><text:tab/>HEX A8C5A8CDA8D5A8DDA8E5A8EDA8F5A8FD</text:p>
      <text:p text:style-name="P38"><text:tab/>HEX F8C5F8CDF8D5F8DDF8E5F8EDF8F5F8FD</text:p>
      <text:p text:style-name="P38"><text:tab/>HEX 48C648CE48D648DE48E648EE48F648FE</text:p>
      <text:p text:style-name="P38"><text:tab/>HEX 98C698CE98D698DE98E698EE98F698FE</text:p>
      <text:p text:style-name="P38"><text:tab/>HEX E8C6E8CEE8D6E8DEE8E6E8EEE8F6E8FE</text:p>
      <text:p text:style-name="P38"><text:tab/>HEX 38C738CF38D738DF38E738EF38F738FF</text:p>
      <text:p text:style-name="P38"><text:tab/>HEX 88C788CF88D788DF88E788EF88F788FF</text:p>
      <text:p text:style-name="P38"/>
      <text:p text:style-name="P38"><text:tab/>endif</text:p>
      <text:p text:style-name="P38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38"><text:tab/>if computer=spectrum</text:p>
      <text:p text:style-name="P38">readytoprintname<text:tab/>defb mpen+6,mxy+12,24,mend</text:p>
      <text:p text:style-name="P38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text:tab/></text:p>
      <text:p text:style-name="P16"/>
      <text:p text:style-name="P16">emptyroom<text:tab/>defb "::::::::SKY:::::::::",mend</text:p>
      <text:p text:style-name="P16">room0<text:tab/>defb "SPC:OR:FIRE:TO:START",mend<text:tab/>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text:tab/>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 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text:tab/>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16">room83<text:tab/>defb ":::THE:WEST:TOWER:::",mend </text:p>
      <text:p text:style-name="P16">room84<text:tab/>defb "THE:CASTLE:STAIRCASE",mend<text:tab/>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7"><text:tab/>;;;;;;;;;;;;;defw beanhere+room</text:p>
      <text:p text:style-name="P47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38"><text:tab/>if computer=spectrum</text:p>
      <text:p text:style-name="P38">beforerelocate</text:p>
      <text:p text:style-name="P38"><text:tab/>org &amp;ff01</text:p>
      <text:p text:style-name="P38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38"><text:tab/>if computer=spectrum</text:p>
      <text:p text:style-name="P38"><text:tab/>org beforerelocate</text:p>
      <text:p text:style-name="P38"><text:tab/>endif</text:p>
      <text:p text:style-name="P16"/>
      <text:p text:style-name="Horizontal_20_Line"/>
      <text:p text:style-name="P38">;</text:p>
      <text:p text:style-name="P38">; <text:s/>PDS Pc1.24 :000: (c) P.D.Systems Ltd 1985-88</text:p>
      <text:p text:style-name="P38">;</text:p>
      <text:p text:style-name="P38">;</text:p>
      <text:p text:style-name="P38">; <text:s text:c="6"/>File <text:s/>" <text:s text:c="4"/>DIZZY 3 <text:s text:c="6"/>"</text:p>
      <text:p text:style-name="P38">; <text:s text:c="3"/>Version <text:s text:c="9"/>03.18 <text:s text:c="7"/></text:p>
      <text:p text:style-name="P38">; <text:s text:c="8"/>By <text:s/>" THE OLIVER TWINS <text:s/>"</text:p>
      <text:p text:style-name="P38">; <text:s/><text:span text:style-name="T3"><text:s text:c="2"/></text:span></text:p>
      <text:p text:style-name="P38"><text:span text:style-name="T3">; <text:s text:c="4"/></text:span>Created on Mon the 12th of Sep 1988 <text:s/></text:p>
      <text:p text:style-name="P38">; <text:s text:c="7"/>Last update 13:36 on 19/12/89 </text:p>
      <text:p text:style-name="P38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38"><text:tab/>call store_sprite_vars1</text:p>
      <text:p text:style-name="P16"><text:tab/>call plotattris</text:p>
      <text:p text:style-name="P16"><text:tab/>call frame</text:p>
      <text:p text:style-name="P3"/>
      <text:p text:style-name="P50"><text:tab/>if computer=spectrum</text:p>
      <text:p text:style-name="P50"><text:tab/>call sayfwdizzy</text:p>
      <text:p text:style-name="P50"/>
      <text:p text:style-name="P50"><text:tab/>ld b,50</text:p>
      <text:p text:style-name="P55">ddelay</text:p>
      <text:p text:style-name="P55"><text:tab/>halt</text:p>
      <text:p text:style-name="P50"><text:tab/>djnz ddelay</text:p>
      <text:p text:style-name="P50"/>
      <text:p text:style-name="P50"><text:tab/>endif</text:p>
      <text:p text:style-name="P16"/>
      <text:p text:style-name="P50"><text:tab/>xor a</text:p>
      <text:p text:style-name="P50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50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0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66"><text:tab/>call starteggres</text:p>
      <text:p text:style-name="P3"/>
      <text:p text:style-name="P50"><text:tab/>ld a,1</text:p>
      <text:p text:style-name="P50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4">maingamelp</text:p>
      <text:p text:style-name="P3"/>
      <text:p text:style-name="P4">notpickup</text:p>
      <text:p text:style-name="P4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4">oktopickup</text:p>
      <text:p text:style-name="P4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16">afterdomoving</text:p>
      <text:p text:style-name="P3"><text:tab/>call pickupcoins</text:p>
      <text:p text:style-name="P3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3">if computer=spectrum</text:span></text:p>
      <text:p text:style-name="P50"><text:tab/>ld a,0*32+3<text:tab/><text:tab/>;;;;c for cheat</text:p>
      <text:p text:style-name="P50"><text:tab/>endif</text:p>
      <text:p text:style-name="P50"><text:tab/>if computer=amstrad</text:p>
      <text:p text:style-name="P50"><text:tab/>ld a,62</text:p>
      <text:p text:style-name="P50"><text:tab/>endif</text:p>
      <text:p text:style-name="P50"><text:tab/>call inkey</text:p>
      <text:p text:style-name="P50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0"><text:tab/>if pds=1</text:p>
      <text:p text:style-name="P50"><text:tab/><text:tab/><text:tab/>;;;;pds quit</text:p>
      <text:p text:style-name="P50"><text:tab/>ld a,pdskey</text:p>
      <text:p text:style-name="P50"><text:tab/>call inkey</text:p>
      <text:p text:style-name="P50"><text:tab/>jr nz,contmaingamelp</text:p>
      <text:p text:style-name="P50"><text:tab/>di</text:p>
      <text:p text:style-name="P50"><text:tab/>ld b,0</text:p>
      <text:p text:style-name="P50"><text:tab/>ret<text:tab/><text:tab/>;;;;;;;;;;;;;</text:p>
      <text:p text:style-name="P50"><text:tab/>endif</text:p>
      <text:p text:style-name="P3"/>
      <text:p text:style-name="P5">contmaingamelp</text:p>
      <text:p text:style-name="P5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0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5">notdonegame</text:p>
      <text:p text:style-name="P5"><text:tab/>ld a,(killed)</text:p>
      <text:p text:style-name="P3"><text:tab/>and a</text:p>
      <text:p text:style-name="P3"><text:tab/>jp z,<text:span text:style-name="T4">maingamelp</text:span></text:p>
      <text:p text:style-name="P3"><text:tab/>dec a</text:p>
      <text:p text:style-name="P3"><text:tab/>ld (killed),a</text:p>
      <text:p text:style-name="P3"><text:tab/>jp nz,<text:span text:style-name="T4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5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5">quitted</text:p>
      <text:p text:style-name="P5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59">cheated</text:p>
      <text:p text:style-name="P59"><text:tab/>ld a,(poscheat)</text:p>
      <text:p text:style-name="P50"><text:tab/>and a</text:p>
      <text:p text:style-name="P50"><text:tab/>ret z</text:p>
      <text:p text:style-name="P50"><text:tab/>ld a,1</text:p>
      <text:p text:style-name="P50"><text:tab/>ld (dontupdatedizzy),a</text:p>
      <text:p text:style-name="P59">cheated1</text:p>
      <text:p text:style-name="P59"><text:tab/>call getkeybyte</text:p>
      <text:p text:style-name="P50"><text:tab/>ld c,a</text:p>
      <text:p text:style-name="P50"><text:tab/>ld a,(roomno)</text:p>
      <text:p text:style-name="P50"><text:tab/>ld b,a</text:p>
      <text:p text:style-name="P50"><text:tab/>bit 2,c <text:s text:c="2"/>;;left key</text:p>
      <text:p text:style-name="P50"><text:tab/>jr z,cheatnl</text:p>
      <text:p text:style-name="P50"><text:tab/>dec b</text:p>
      <text:p text:style-name="P59">cheatnl</text:p>
      <text:p text:style-name="P59"><text:tab/>bit 1,c <text:s text:c="2"/>;;right key</text:p>
      <text:p text:style-name="P50"><text:tab/>jr z,cheatnr</text:p>
      <text:p text:style-name="P50"><text:tab/>inc b</text:p>
      <text:p text:style-name="P59">cheatnr</text:p>
      <text:p text:style-name="P59"><text:tab/>bit 4,c</text:p>
      <text:p text:style-name="P50"><text:tab/>jr z,cheatnu</text:p>
      <text:p text:style-name="P50"><text:tab/>ld a,b</text:p>
      <text:p text:style-name="P50"><text:tab/>sub a,16</text:p>
      <text:p text:style-name="P50"><text:tab/>ld b,a</text:p>
      <text:p text:style-name="P59">cheatnu</text:p>
      <text:p text:style-name="P59"><text:tab/>bit 5,c</text:p>
      <text:p text:style-name="P50"><text:tab/>jr z,cheatnd</text:p>
      <text:p text:style-name="P50"><text:tab/>ld a,b</text:p>
      <text:p text:style-name="P50"><text:tab/>add a,16</text:p>
      <text:p text:style-name="P50"><text:tab/>ld b,a</text:p>
      <text:p text:style-name="P59">cheatnd</text:p>
      <text:p text:style-name="P59"><text:tab/>bit 0,c<text:tab/>;;;jump key</text:p>
      <text:p text:style-name="P50"><text:tab/>jr nz,outcheat</text:p>
      <text:p text:style-name="P50"><text:tab/>ld a,(roomno)</text:p>
      <text:p text:style-name="P50"><text:tab/>cp b</text:p>
      <text:p text:style-name="P50"><text:tab/>jr z,cheated1</text:p>
      <text:p text:style-name="P50"><text:tab/>ld a,b</text:p>
      <text:p text:style-name="P50"><text:tab/>cp 101</text:p>
      <text:p text:style-name="P50"><text:tab/>jr c,cheatroomok</text:p>
      <text:p text:style-name="P50"><text:soft-page-break/><text:tab/>xor a</text:p>
      <text:p text:style-name="P50">cheatroomok</text:p>
      <text:p text:style-name="P50"><text:tab/>ld (newroomno),a</text:p>
      <text:p text:style-name="P50"><text:tab/>ld (roomno),a</text:p>
      <text:p text:style-name="P50"><text:tab/>call roomsetup</text:p>
      <text:p text:style-name="P50"/>
      <text:p text:style-name="P59">handsofcheat</text:p>
      <text:p text:style-name="P59"><text:tab/>call getkeybyte</text:p>
      <text:p text:style-name="P50"><text:tab/>and %1111</text:p>
      <text:p text:style-name="P50"><text:tab/>jr nz,handsofcheat </text:p>
      <text:p text:style-name="P50"/>
      <text:p text:style-name="P50"><text:tab/>jp cheated1</text:p>
      <text:p text:style-name="P59">outcheat</text:p>
      <text:p text:style-name="P59"><text:tab/>xor a</text:p>
      <text:p text:style-name="P50"><text:tab/>ld (dontupdatedizzy),a</text:p>
      <text:p text:style-name="P50"><text:tab/>jp plotnew</text:p>
      <text:p text:style-name="P50"/>
      <text:p text:style-name="P50"/>
      <text:p text:style-name="P59">checkforposcheat</text:p>
      <text:p text:style-name="P59"><text:tab/>ld a,cheatversion</text:p>
      <text:p text:style-name="P50"><text:tab/>ld (poscheat),a</text:p>
      <text:p text:style-name="P50"><text:tab/>ld hl,cheatkeys</text:p>
      <text:p text:style-name="P50"><text:tab/>ld b,5</text:p>
      <text:p text:style-name="P59">cheatkeyslp</text:p>
      <text:p text:style-name="P59"><text:tab/>ld a,(hl)</text:p>
      <text:p text:style-name="P50"><text:tab/>call inkey</text:p>
      <text:p text:style-name="P50"><text:tab/>ret nz</text:p>
      <text:p text:style-name="P50"><text:tab/>inc hl</text:p>
      <text:p text:style-name="P50"><text:tab/>djnz cheatkeyslp</text:p>
      <text:p text:style-name="P50"><text:tab/>ld b,5</text:p>
      <text:p text:style-name="P59">cheatkeyslp1</text:p>
      <text:p text:style-name="P59"><text:tab/>ld a,(hl)</text:p>
      <text:p text:style-name="P50"><text:tab/>call inkey</text:p>
      <text:p text:style-name="P50"><text:tab/>ret z</text:p>
      <text:p text:style-name="P50"><text:tab/>inc hl</text:p>
      <text:p text:style-name="P50"><text:tab/>djnz cheatkeyslp1</text:p>
      <text:p text:style-name="P50"><text:tab/>ld a,1</text:p>
      <text:p text:style-name="P50"><text:tab/>ld (poscheat),a</text:p>
      <text:p text:style-name="P50"><text:tab/>ret</text:p>
      <text:p text:style-name="P50"/>
      <text:p text:style-name="P50"><text:tab/>if computer=amstrad</text:p>
      <text:p text:style-name="P50">;;<text:tab/><text:tab/>D <text:s/>Y <text:s/>L <text:s/>A <text:s/>N <text:s text:c="2"/>not <text:s/>Q <text:s/>G <text:s/>K <text:s/>V <text:s/>T</text:p>
      <text:p text:style-name="P59">cheatkeys</text:p>
      <text:p text:style-name="P59"><text:tab/>defb <text:s/>61,43,36,69,46, <text:s text:c="5"/>67,52,37,55,51</text:p>
      <text:p text:style-name="P50"><text:tab/>endif</text:p>
      <text:p text:style-name="P50"/>
      <text:p text:style-name="P50"><text:tab/>if computer=spectrum</text:p>
      <text:p text:style-name="P50">;;<text:tab/><text:tab/>P <text:s text:c="2"/>A <text:s text:c="3"/>F <text:s text:c="5"/>W <text:s text:c="5"/>D</text:p>
      <text:p text:style-name="P59">cheatkeys</text:p>
      <text:p text:style-name="P59"><text:tab/>defb 5*32,1*32,1*32+3,2*32+1,1*32+2</text:p>
      <text:p text:style-name="P50">;;<text:tab/>not <text:s/>Q <text:s text:c="3"/>G <text:s text:c="5"/>K <text:s text:c="5"/>V <text:s/>T</text:p>
      <text:p text:style-name="P50"><text:tab/>defb 2*32,1*32+4,6*32+2,4,2*32+4</text:p>
      <text:p text:style-name="P50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0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38"><text:tab/>if endofmovingdata-movingdata&lt;&gt;noofmoving*16</text:p>
      <text:p text:style-name="P38"><text:tab/>error "moving data typed in wrong</text:p>
      <text:p text:style-name="P38"><text:tab/>endif</text:p>
      <text:p text:style-name="P16"/>
      <text:p text:style-name="P67">resetrous</text:p>
      <text:p text:style-name="P67"><text:tab/>defw resetportcullis</text:p>
      <text:p text:style-name="P3"><text:tab/>defw resetportswitch</text:p>
      <text:p text:style-name="P3"><text:tab/>defw resetpickupable</text:p>
      <text:p text:style-name="P3"><text:tab/>defw resetarmorog</text:p>
      <text:p text:style-name="P3"><text:tab/>defw resetdragon</text:p>
      <text:p text:style-name="P3"><text:tab/>defw resetcrocodile</text:p>
      <text:p text:style-name="P3"><text:tab/>defw resetlog</text:p>
      <text:p text:style-name="P3"><text:tab/>defw resethawk</text:p>
      <text:p text:style-name="P3"><text:tab/>defw resetmachines</text:p>
      <text:p text:style-name="P3"><text:tab/>defw resetlift</text:p>
      <text:p text:style-name="P3"><text:tab/>defw resetdozyfloat</text:p>
      <text:p text:style-name="P3"><text:tab/>defw resetrat</text:p>
      <text:p text:style-name="P3"><text:tab/>defw resettroll</text:p>
      <text:p text:style-name="P3"><text:tab/>defw resetdagger</text:p>
      <text:p text:style-name="P3"><text:tab/>defw resetdoor</text:p>
      <text:p text:style-name="P3"><text:tab/>defw printmoving<text:tab/><text:tab/>;;;resetcrowbar</text:p>
      <text:p text:style-name="P3"><text:tab/>defw resetminer</text:p>
      <text:p text:style-name="P3"><text:tab/>defw resetdaisy</text:p>
      <text:p text:style-name="P3"><text:tab/>defw resetswitch1</text:p>
      <text:p text:style-name="P3"><text:tab/>defw resetdaisy1</text:p>
      <text:p text:style-name="P3"/>
      <text:p text:style-name="P67">movingrous</text:p>
      <text:p text:style-name="P67"><text:tab/>defw portcullisrou</text:p>
      <text:p text:style-name="P3"><text:tab/>defw portswitchrou</text:p>
      <text:p text:style-name="P3"><text:tab/>defw pickupablerou</text:p>
      <text:p text:style-name="P3"><text:tab/>defw armorogrou</text:p>
      <text:p text:style-name="P3"><text:tab/>defw dragonrou</text:p>
      <text:p text:style-name="P3"><text:tab/>defw crocodilerou</text:p>
      <text:p text:style-name="P3"><text:tab/>defw logrou</text:p>
      <text:p text:style-name="P3"><text:tab/>defw hawkrou</text:p>
      <text:p text:style-name="P3"><text:tab/>defw machinesrou</text:p>
      <text:p text:style-name="P3"><text:tab/>defw liftrou</text:p>
      <text:p text:style-name="P3"><text:tab/>defw dozyfloatrou</text:p>
      <text:p text:style-name="P3"><text:tab/>defw ratrou</text:p>
      <text:p text:style-name="P3"><text:tab/>defw trollrou</text:p>
      <text:p text:style-name="P3"><text:tab/>defw daggerrou</text:p>
      <text:p text:style-name="P3"><text:soft-page-break/><text:tab/>defw doorrou</text:p>
      <text:p text:style-name="P3"><text:tab/>defw rethere<text:tab/><text:tab/>;;crowbarrou</text:p>
      <text:p text:style-name="P3"><text:tab/>defw minerrou</text:p>
      <text:p text:style-name="P3"><text:tab/>defw daisyrou</text:p>
      <text:p text:style-name="P3"><text:tab/>defw switchrou1</text:p>
      <text:p text:style-name="P3"><text:tab/>defw daisyrou1</text:p>
      <text:p text:style-name="P3"/>
      <text:p text:style-name="Horizontal_20_Line"/>
      <text:p text:style-name="P38">;</text:p>
      <text:p text:style-name="P38">; <text:s/>PDS Pc1.10 :000: <text:s/>(C) <text:s/>1985-7 P.D Systems <text:s text:c="2"/></text:p>
      <text:p text:style-name="P38">;</text:p>
      <text:p text:style-name="P38">;</text:p>
      <text:p text:style-name="P38">; <text:s text:c="6"/>File <text:s/>" <text:s text:c="4"/>DIZZY 3 <text:s text:c="6"/>"</text:p>
      <text:p text:style-name="P38">; <text:s text:c="3"/>Version <text:s text:c="9"/>05.52 <text:s text:c="7"/></text:p>
      <text:p text:style-name="P38">; <text:s text:c="8"/>By <text:s/>" THE OLIVER TWINS <text:s/>"</text:p>
      <text:p text:style-name="P38">; <text:s text:c="3"/></text:p>
      <text:p text:style-name="P38">; <text:s text:c="4"/>Created on Tue the 14th of Jun 1988 <text:s/></text:p>
      <text:p text:style-name="P38">; <text:s text:c="7"/>Last update 13:36 on 19/12/89 </text:p>
      <text:p text:style-name="P38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69"><text:soft-page-break/>resetroommoving</text:p>
      <text:p text:style-name="P69"><text:tab/>ld a,%00101000</text:p>
      <text:p text:style-name="P3"><text:tab/><text:span text:style-name="T2">call resetroommoving1</text:span></text:p>
      <text:p text:style-name="P66"><text:tab/>ld a,%00100000</text:p>
      <text:p text:style-name="P69">resetroommoving1</text:p>
      <text:p text:style-name="P69"><text:tab/>ld (patchpick),a</text:p>
      <text:p text:style-name="P66"><text:tab/>ld b,noofmoving</text:p>
      <text:p text:style-name="P66"><text:tab/>ld ix,movingdata</text:p>
      <text:p text:style-name="P66">resetroommovinglp</text:p>
      <text:p text:style-name="P70"><text:tab/>push bc</text:p>
      <text:p text:style-name="P66"><text:tab/>ld a,(ix+1)</text:p>
      <text:p text:style-name="P66"><text:tab/>cp pickupable</text:p>
      <text:p text:style-name="P69">patchpick</text:p>
      <text:p text:style-name="P69"><text:tab/>jr z,notprintyet</text:p>
      <text:p text:style-name="P66"><text:tab/>ld a,(roomno)</text:p>
      <text:p text:style-name="P66"><text:tab/>cp (ix+0)</text:p>
      <text:p text:style-name="P70"><text:tab/>push ix</text:p>
      <text:p text:style-name="P66"><text:tab/>ld hl,resetrous</text:p>
      <text:p text:style-name="P3"><text:tab/>call z,jumptoroutine</text:p>
      <text:p text:style-name="P70"><text:tab/>pop ix</text:p>
      <text:p text:style-name="P69">notprintyet</text:p>
      <text:p text:style-name="P71"><text:tab/>pop bc</text:p>
      <text:p text:style-name="P66"><text:tab/>ld de,16</text:p>
      <text:p text:style-name="P66"><text:tab/>add ix,de</text:p>
      <text:p text:style-name="P66"><text:tab/>djnz resetroommovinglp</text:p>
      <text:p text:style-name="P66"><text:tab/>ret</text:p>
      <text:p text:style-name="P3"/>
      <text:p text:style-name="P3"/>
      <text:p text:style-name="P8">domoving</text:p>
      <text:p text:style-name="P8"><text:tab/>ld b,noofmoving</text:p>
      <text:p text:style-name="P3"><text:tab/>ld ix,movingdata+(noofmoving-1)*16</text:p>
      <text:p text:style-name="P8">domovinglp</text:p>
      <text:p text:style-name="P8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8">notinthisroom</text:p>
      <text:p text:style-name="P8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8">jumptoroutine</text:p>
      <text:p text:style-name="P8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65"><text:tab/>;;;checks if dizzy is in the box</text:p>
      <text:p text:style-name="P65"><text:tab/>;;;send l=x <text:s/>h =y <text:s/>e=width d=height</text:p>
      <text:p text:style-name="P3"/>
      <text:p text:style-name="P50"><text:tab/>if seeproxbox=1</text:p>
      <text:p text:style-name="P60"><text:soft-page-break/>proximitycollide</text:p>
      <text:p text:style-name="P60"><text:tab/>push hl</text:p>
      <text:p text:style-name="P50"><text:tab/>push de</text:p>
      <text:p text:style-name="P50"><text:tab/>push ix</text:p>
      <text:p text:style-name="P50"><text:tab/>ld a,l</text:p>
      <text:p text:style-name="P50"><text:tab/>sub 32</text:p>
      <text:p text:style-name="P50"><text:tab/>if computer=spectrum</text:p>
      <text:p text:style-name="P50"><text:tab/>srl a</text:p>
      <text:p text:style-name="P50"><text:tab/>endif<text:tab/></text:p>
      <text:p text:style-name="P50"><text:tab/>ld (proxboxxpat+1),a</text:p>
      <text:p text:style-name="P50"><text:tab/>ld c,h</text:p>
      <text:p text:style-name="P50"><text:tab/>ld b,0</text:p>
      <text:p text:style-name="P50"><text:tab/>ld ix,screentable</text:p>
      <text:p text:style-name="P50"><text:tab/>sla c</text:p>
      <text:p text:style-name="P50"><text:tab/>rl b</text:p>
      <text:p text:style-name="P50"><text:tab/>add ix,bc</text:p>
      <text:p text:style-name="P50"><text:tab/>ld c,d</text:p>
      <text:p text:style-name="P50">proxboxy<text:tab/>push de</text:p>
      <text:p text:style-name="P50"><text:tab/>ld l,(ix+0)<text:tab/></text:p>
      <text:p text:style-name="P50"><text:tab/>ld h,(ix+1)</text:p>
      <text:p text:style-name="P50"><text:tab/>ld b,e</text:p>
      <text:p text:style-name="P50"><text:tab/>if computer=spectrum</text:p>
      <text:p text:style-name="P50"><text:tab/>srl b<text:tab/></text:p>
      <text:p text:style-name="P50"><text:tab/>endif</text:p>
      <text:p text:style-name="P50">proxboxxpat<text:tab/>ld de,0<text:tab/></text:p>
      <text:p text:style-name="P50"><text:tab/>add hl,de</text:p>
      <text:p text:style-name="P50">workacross<text:tab/>ld (hl),255</text:p>
      <text:p text:style-name="P50"><text:tab/>inc hl</text:p>
      <text:p text:style-name="P50"><text:tab/>djnz workacross</text:p>
      <text:p text:style-name="P50"><text:tab/>pop de</text:p>
      <text:p text:style-name="P50"><text:tab/>inc ix </text:p>
      <text:p text:style-name="P50"><text:tab/>inc ix</text:p>
      <text:p text:style-name="P50"><text:tab/>dec c</text:p>
      <text:p text:style-name="P50"><text:tab/>jr nz,proxboxy</text:p>
      <text:p text:style-name="P50"/>
      <text:p text:style-name="P50"><text:tab/>pop ix</text:p>
      <text:p text:style-name="P50"><text:tab/>pop de</text:p>
      <text:p text:style-name="P50"><text:tab/>pop hl</text:p>
      <text:p text:style-name="P50"><text:tab/>jr joinprox<text:tab/></text:p>
      <text:p text:style-name="P50"><text:tab/>endif</text:p>
      <text:p text:style-name="P50"/>
      <text:p text:style-name="P3"/>
      <text:p text:style-name="P8">collidewithdizzy3</text:p>
      <text:p text:style-name="P8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8">collidewithdizzy16</text:p>
      <text:p text:style-name="P8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8">joincollide</text:p>
      <text:p text:style-name="P8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0"><text:tab/>if seeproxbox=0</text:p>
      <text:p text:style-name="P3">proximitycollide</text:p>
      <text:p text:style-name="P50"><text:tab/>endif</text:p>
      <text:p text:style-name="P8">joinprox</text:p>
      <text:p text:style-name="P8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8">collision</text:p>
      <text:p text:style-name="P8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8">collidex1</text:p>
      <text:p text:style-name="P8"><text:tab/>dec a</text:p>
      <text:p text:style-name="P3"><text:tab/>add a,e</text:p>
      <text:p text:style-name="P3"><text:tab/>ret nc</text:p>
      <text:p text:style-name="P3"/>
      <text:p text:style-name="P8">collidey</text:p>
      <text:p text:style-name="P8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8">collidey1</text:p>
      <text:p text:style-name="P8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8">delayrou</text:p>
      <text:p text:style-name="P8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21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16"><text:tab/>and %01000111</text:p>
      <text:p text:style-name="P16"><text:tab/>ld (frmattri),a</text:p>
      <text:p text:style-name="P16"><text:tab/>ld a,(ix+colour)</text:p>
      <text:p text:style-name="P16"><text:tab/>rlca</text:p>
      <text:p text:style-name="P16"><text:tab/>and 1</text:p>
      <text:p text:style-name="P16"><text:tab/>ld (frmreverse),a</text:p>
      <text:p text:style-name="P16"><text:tab/>ld a,(ix+colour)</text:p>
      <text:p text:style-name="P16"><text:soft-page-break/><text:tab/>and %00001000</text:p>
      <text:p text:style-name="P16"><text:tab/>rrca</text:p>
      <text:p text:style-name="P16"><text:tab/>rrca</text:p>
      <text:p text:style-name="P16"><text:tab/>rrca</text:p>
      <text:p text:style-name="P16"><text:tab/>ld (frmplotpatch+1),a</text:p>
      <text:p text:style-name="P38"><text:tab/>call findfrmsize</text:p>
      <text:p text:style-name="P38"><text:tab/>bit 5,(ix+colour)</text:p>
      <text:p text:style-name="P38"><text:tab/>call z,plotattris1</text:p>
      <text:p text:style-name="P40">frmplotpatch</text:p>
      <text:p text:style-name="P40"><text:tab/>ld a,1</text:p>
      <text:p text:style-name="P38"><text:tab/>ld (frmplot),a</text:p>
      <text:p text:style-name="P16"><text:tab/>call frame</text:p>
      <text:p text:style-name="P38"><text:tab/>pop ix</text:p>
      <text:p text:style-name="P38"><text:tab/>push ix</text:p>
      <text:p text:style-name="P38"><text:tab/>bit 5,(ix+colour)</text:p>
      <text:p text:style-name="P38"><text:tab/>call nz,plotattris2</text:p>
      <text:p text:style-name="P38"><text:tab/>pop ix</text:p>
      <text:p text:style-name="P16"><text:tab/>ret</text:p>
      <text:p text:style-name="P3"/>
      <text:p text:style-name="P43">plotattris1</text:p>
      <text:p text:style-name="P43"><text:tab/>bit 4,(ix+colour)</text:p>
      <text:p text:style-name="P38"><text:tab/>ret nz</text:p>
      <text:p text:style-name="P38"><text:tab/>xor a</text:p>
      <text:p text:style-name="P38"><text:tab/>ld (frmplot),a</text:p>
      <text:p text:style-name="P38"><text:tab/>jp plotattris</text:p>
      <text:p text:style-name="P38">plotattris2<text:tab/>bit 4,(ix+colour)</text:p>
      <text:p text:style-name="P38"><text:tab/>ret nz</text:p>
      <text:p text:style-name="P38"><text:tab/>xor a</text:p>
      <text:p text:style-name="P38"><text:tab/>ld (frmplot),a</text:p>
      <text:p text:style-name="P38"><text:tab/>ld a,7+64</text:p>
      <text:p text:style-name="P38"><text:tab/>ld (frmattri),a</text:p>
      <text:p text:style-name="P38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8">killdizzy</text:p>
      <text:p text:style-name="P8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0"><text:tab/>ld a,25</text:p>
      <text:p text:style-name="P50"><text:tab/>ld (sndfx),a</text:p>
      <text:p text:style-name="P3"><text:tab/>ret</text:p>
      <text:p text:style-name="P3"/>
      <text:p text:style-name="P3"/>
      <text:p text:style-name="P8">pickupcoins</text:p>
      <text:p text:style-name="P8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8">testpickupcoin</text:p>
      <text:p text:style-name="P8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8">notovercoin</text:p>
      <text:p text:style-name="P8"><text:tab/>pop bc</text:p>
      <text:p text:style-name="P8">nocoinhere</text:p>
      <text:p text:style-name="P8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1"><text:tab/>push bc</text:p>
      <text:p text:style-name="P50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38"><text:tab/>call store_sprite_vars</text:p>
      <text:p text:style-name="P16"><text:tab/>call frame</text:p>
      <text:p text:style-name="P50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0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9">yesfellinlava</text:p>
      <text:p text:style-name="P9"><text:tab/>ld (killedmess),hl</text:p>
      <text:p text:style-name="P3">notdrowned</text:p>
      <text:p text:style-name="P50"><text:tab/>ld de,3</text:p>
      <text:p text:style-name="P50"><text:tab/>add ix,de</text:p>
      <text:p text:style-name="P50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0"><text:tab/>ld b,a</text:p>
      <text:p text:style-name="P33">updateflamelp</text:p>
      <text:p text:style-name="P51"><text:tab/>push bc</text:p>
      <text:p text:style-name="P16"><text:tab/>call printflame</text:p>
      <text:p text:style-name="P50"><text:tab/>ld a,(ix+2)</text:p>
      <text:p text:style-name="P50"><text:tab/>inc a</text:p>
      <text:p text:style-name="P50"><text:tab/>and %1111</text:p>
      <text:p text:style-name="P50"><text:tab/>ld (ix+2),a</text:p>
      <text:p text:style-name="P50"><text:tab/>call printflame</text:p>
      <text:p text:style-name="P48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9">notburnt</text:p>
      <text:p text:style-name="P9"><text:tab/>ld de,3</text:p>
      <text:p text:style-name="P3"><text:tab/>add ix,de</text:p>
      <text:p text:style-name="P50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1">printflame</text:p>
      <text:p text:style-name="P51"><text:tab/>ld a,(ix+2)</text:p>
      <text:p text:style-name="P50"><text:tab/>and 2</text:p>
      <text:p text:style-name="P50"><text:tab/>rrca</text:p>
      <text:p text:style-name="P50"><text:tab/>rrca</text:p>
      <text:p text:style-name="P50"><text:tab/>ld b,a</text:p>
      <text:p text:style-name="P50"><text:tab/>add a,1</text:p>
      <text:p text:style-name="P50"><text:tab/>ld b,a</text:p>
      <text:p text:style-name="P50"><text:tab/>ld a,(ix+2)</text:p>
      <text:p text:style-name="P50"><text:tab/>and 1</text:p>
      <text:p text:style-name="P50"><text:tab/>rlca</text:p>
      <text:p text:style-name="P50"><text:tab/>rlca</text:p>
      <text:p text:style-name="P50"><text:tab/>xor 6+64</text:p>
      <text:p text:style-name="P50"><text:tab/>ld c,a</text:p>
      <text:p text:style-name="P16"><text:tab/>ld e,(ix+0)</text:p>
      <text:p text:style-name="P16"><text:tab/>ld l,(ix+1)</text:p>
      <text:p text:style-name="P16"><text:tab/>ld a,115</text:p>
      <text:p text:style-name="P51">simprintflame</text:p>
      <text:p text:style-name="P51"><text:tab/>push ix</text:p>
      <text:p text:style-name="P38"><text:tab/>call store_sprite_vars</text:p>
      <text:p text:style-name="P16"><text:tab/>call frame</text:p>
      <text:p text:style-name="P50"><text:tab/>pop ix</text:p>
      <text:p text:style-name="P50"><text:tab/>xor a</text:p>
      <text:p text:style-name="P50"><text:tab/>ld (frmplot),a</text:p>
      <text:p text:style-name="P50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38">endflamelist</text:p>
      <text:p text:style-name="P3">;;;;;;;;;;;;;;;;;;;;;;;;;;;;;;;;;;;;;;;;;;;;;;;;;;;PICKUPABLE</text:p>
      <text:p text:style-name="P3"/>
      <text:p text:style-name="P9">pickupable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9">notpickingupbag</text:p>
      <text:p text:style-name="P9"><text:tab/>ld hl,objectscarried</text:p>
      <text:p text:style-name="P3"><text:tab/>ld b,0</text:p>
      <text:p text:style-name="P9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9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9">nomovingback</text:p>
      <text:p text:style-name="P9"><text:tab/>ld a,(slotno)</text:p>
      <text:p text:style-name="P3"><text:tab/>ld (objectscarried),a</text:p>
      <text:p text:style-name="P9">backtoinvent</text:p>
      <text:p text:style-name="P9"><text:tab/>ld (ix+room),255</text:p>
      <text:p text:style-name="P3"><text:tab/>jp inventoryrou</text:p>
      <text:p text:style-name="P9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9">resetpickupable<text:tab/>equ printmoving </text:p>
      <text:p text:style-name="P3"/>
      <text:p text:style-name="P9">pickingupbag</text:p>
      <text:p text:style-name="P9"><text:tab/>ld (bag),a</text:p>
      <text:p text:style-name="P3"><text:tab/>xor a</text:p>
      <text:p text:style-name="P3"><text:tab/>ld (objectscarried+2),a</text:p>
      <text:p text:style-name="P3"><text:tab/>jr backtoinvent</text:p>
      <text:p text:style-name="P9">pickupmanure</text:p>
      <text:p text:style-name="P9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0"><text:tab/>ld a,10</text:p>
      <text:p text:style-name="P50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3">;;;;;;;;;;;;;;;;;;;;;;;;;;;;;;;;;;;;;;;;;;;;;;;;;;;;MACHINES</text:p>
      <text:p text:style-name="P3"/>
      <text:p text:style-name="P9">resetmachines</text:p>
      <text:p text:style-name="P9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66">;;;;;;;;;;;;;;;;;;;;;;;;;;;;;;;;;;;;;;;;;;;;;;;;;;;PORTCULLIS HERE</text:p>
      <text:p text:style-name="P66"/>
      <text:p text:style-name="P68">resetportcullis</text:p>
      <text:p text:style-name="P9"><text:tab/>ld a,(ix+var1)</text:p>
      <text:p text:style-name="P3"><text:tab/>and a</text:p>
      <text:p text:style-name="P3"><text:tab/>jr nz,resetrope1</text:p>
      <text:p text:style-name="P9">resetrope</text:p>
      <text:p text:style-name="P9"><text:tab/>ld (ix+var1),0</text:p>
      <text:p text:style-name="P3"><text:tab/>ld a,(ix+oldmovey)</text:p>
      <text:p text:style-name="P3"><text:tab/>ld (ix+movey),a</text:p>
      <text:p text:style-name="P9">resetrope1</text:p>
      <text:p text:style-name="P9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9">drawropedownlp</text:p>
      <text:p text:style-name="P9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68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9">portswitch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9">proxpicture</text:p>
      <text:p text:style-name="P9"><text:tab/>defb 52<text:tab/>;;room</text:p>
      <text:p text:style-name="P3"><text:tab/>defb 62,104<text:tab/>;;;x,y</text:p>
      <text:p text:style-name="P3"><text:tab/>defb 5,16<text:tab/>;;;w,h</text:p>
      <text:p text:style-name="P9">proxpicturerou</text:p>
      <text:p text:style-name="P51"><text:tab/>pop hl</text:p>
      <text:p text:style-name="P50"><text:tab/>ld hl,lookatpicturemess</text:p>
      <text:p text:style-name="P50"><text:tab/>if computer=spectrum</text:p>
      <text:p text:style-name="P3"><text:tab/>ld a,1</text:p>
      <text:p text:style-name="P3"><text:tab/>ld (dontupdatedizzy),a</text:p>
      <text:p text:style-name="P50"><text:tab/>call prtmessage</text:p>
      <text:p text:style-name="P50"><text:soft-page-break/><text:tab/>call handoffandwait</text:p>
      <text:p text:style-name="P50"><text:tab/>ld a,(ifmem128)</text:p>
      <text:p text:style-name="P50"><text:tab/>and a</text:p>
      <text:p text:style-name="P50"><text:tab/>jp z,windowrou1<text:tab/></text:p>
      <text:p text:style-name="P3"><text:tab/>jp dotreasurepic</text:p>
      <text:p text:style-name="P50"><text:tab/>endif</text:p>
      <text:p text:style-name="P50"><text:tab/>if computer=amstrad</text:p>
      <text:p text:style-name="P50"><text:tab/>jp windowrou<text:tab/></text:p>
      <text:p text:style-name="P50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5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38">;</text:p>
      <text:p text:style-name="P38">; <text:s/>PDS Pc1.10 :000: <text:s/>(C) <text:s/>1985-7 P.D Systems <text:s text:c="2"/></text:p>
      <text:p text:style-name="P38">;</text:p>
      <text:p text:style-name="P38">;</text:p>
      <text:p text:style-name="P38">; <text:s text:c="6"/>File <text:s/>" <text:s text:c="4"/>DIZZY 3 <text:s text:c="6"/>"</text:p>
      <text:p text:style-name="P38">; <text:s text:c="3"/>Version <text:s text:c="9"/>05.54 <text:s text:c="7"/></text:p>
      <text:p text:style-name="P38">; <text:s text:c="8"/>By <text:s/>" THE OLIVER TWINS <text:s/>"</text:p>
      <text:p text:style-name="P38">; <text:s text:c="3"/></text:p>
      <text:p text:style-name="P38">; <text:s text:c="4"/>Created on Tue the 14th of Jun 1988 <text:s/></text:p>
      <text:p text:style-name="P38">; <text:s text:c="7"/>Last update 13:36 on 19/12/89 </text:p>
      <text:p text:style-name="P38">; </text:p>
      <text:p text:style-name="P50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0"><text:soft-page-break/>windowleft<text:tab/>defb 2+32</text:p>
      <text:p text:style-name="P50">windowright<text:tab/>defb 60+32+2</text:p>
      <text:p text:style-name="P50">windowtop<text:tab/>defb 6*8<text:tab/><text:tab/>;0<text:tab/>alter these directly</text:p>
      <text:p text:style-name="P50">windowbottom<text:tab/>defb 192-8<text:tab/><text:tab/>;192 to change window</text:p>
      <text:p text:style-name="P50"/>
      <text:p text:style-name="P56">closewindow</text:p>
      <text:p text:style-name="P56"><text:tab/>push hl</text:p>
      <text:p text:style-name="P50"><text:tab/>push de</text:p>
      <text:p text:style-name="P50"><text:tab/>ld de,2+32+256*(60+32+2)</text:p>
      <text:p text:style-name="P50"><text:tab/>ld hl,6*8+256*(192-8)</text:p>
      <text:p text:style-name="P56">windower</text:p>
      <text:p text:style-name="P56"><text:tab/>ld (windowleft),de</text:p>
      <text:p text:style-name="P50"><text:tab/>ld (windowtop),hl</text:p>
      <text:p text:style-name="P50"><text:tab/>pop de</text:p>
      <text:p text:style-name="P50"><text:tab/>pop hl</text:p>
      <text:p text:style-name="P50"><text:tab/>ret</text:p>
      <text:p text:style-name="P50"/>
      <text:p text:style-name="P57">openwindow</text:p>
      <text:p text:style-name="P57"><text:tab/>push hl</text:p>
      <text:p text:style-name="P50"><text:tab/>push de</text:p>
      <text:p text:style-name="P50"><text:tab/>ld de,32+256*(64+32)</text:p>
      <text:p text:style-name="P50"><text:tab/>ld hl,0+256*(192-8)</text:p>
      <text:p text:style-name="P50"><text:tab/>jr windower<text:tab/></text:p>
      <text:p text:style-name="P3"/>
      <text:p text:style-name="P38">store_sprite_vars</text:p>
      <text:p text:style-name="P38"><text:tab/>ld h,a</text:p>
      <text:p text:style-name="P38"><text:tab/>ld a,c</text:p>
      <text:p text:style-name="P38"><text:tab/>ld (frmattri),a</text:p>
      <text:p text:style-name="P38"><text:tab/>ld a,b</text:p>
      <text:p text:style-name="P38"><text:tab/>and 3</text:p>
      <text:p text:style-name="P38"><text:tab/>ld (frmplot),a</text:p>
      <text:p text:style-name="P38"><text:tab/>ld a,b</text:p>
      <text:p text:style-name="P38"><text:tab/>rlca</text:p>
      <text:p text:style-name="P38"><text:tab/>and 1</text:p>
      <text:p text:style-name="P38"><text:tab/>ld (frmreverse),a </text:p>
      <text:p text:style-name="P38"><text:tab/>ld a,h</text:p>
      <text:p text:style-name="P38">store_sprite_vars1</text:p>
      <text:p text:style-name="P38"><text:tab/>ld (frmno),a</text:p>
      <text:p text:style-name="P38"><text:tab/>ld a,e</text:p>
      <text:p text:style-name="P38"><text:tab/>ld (frmx),a</text:p>
      <text:p text:style-name="P38"><text:tab/>ld a,l</text:p>
      <text:p text:style-name="P38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7">clearattris<text:tab/></text:p>
      <text:p text:style-name="P57"><text:tab/>;a=attri to clear to</text:p>
      <text:p text:style-name="P50"><text:tab/>ld bc,30*256+17</text:p>
      <text:p text:style-name="P50"><text:tab/>ld de,6*256+1 </text:p>
      <text:p text:style-name="P50"><text:tab/>ld hl,attriplotpatch</text:p>
      <text:p text:style-name="P50"><text:tab/>ld (hl),0</text:p>
      <text:p text:style-name="P50"><text:tab/>jp attridir</text:p>
      <text:p text:style-name="P50"/>
      <text:p text:style-name="P57">attribox</text:p>
      <text:p text:style-name="P57"><text:tab/><text:tab/>;a=attri <text:s text:c="2"/>b=width <text:s text:c="2"/>c=height <text:s text:c="2"/>e=x <text:s text:c="2"/>d=y 0=topline</text:p>
      <text:p text:style-name="P50"><text:tab/>ld l,a</text:p>
      <text:p text:style-name="P50"><text:tab/>xor a</text:p>
      <text:p text:style-name="P50"><text:tab/>ld (attriplotpatch),a</text:p>
      <text:p text:style-name="P50"><text:tab/>ld a,(frmplot)</text:p>
      <text:p text:style-name="P50"><text:tab/>cp 1</text:p>
      <text:p text:style-name="P50"><text:tab/>ld a,l</text:p>
      <text:p text:style-name="P50"><text:tab/>jr nz,attridir</text:p>
      <text:p text:style-name="P57">attrixor</text:p>
      <text:p text:style-name="P57"><text:tab/>xor %01000111</text:p>
      <text:p text:style-name="P50"><text:tab/>ld l,a</text:p>
      <text:p text:style-name="P50"><text:tab/>ld a,&amp;ae<text:tab/>;xor (hl)</text:p>
      <text:p text:style-name="P50"><text:tab/>ld (attriplotpatch),a</text:p>
      <text:p text:style-name="P50"><text:tab/>ld a,l</text:p>
      <text:p text:style-name="P57">attridir</text:p>
      <text:p text:style-name="P57"><text:tab/>ld (attricolourpatch+1),a</text:p>
      <text:p text:style-name="P50"><text:tab/>ld a,b</text:p>
      <text:p text:style-name="P50"><text:tab/>ld (attriwidthpatch+1),a</text:p>
      <text:p text:style-name="P50"><text:tab/>ld h,0</text:p>
      <text:p text:style-name="P50"><text:tab/>ld a,d</text:p>
      <text:p text:style-name="P57">atpatch1</text:p>
      <text:p text:style-name="P57"><text:tab/>nop<text:tab/><text:tab/>;;cpl</text:p>
      <text:p text:style-name="P57">atpatch2</text:p>
      <text:p text:style-name="P57"><text:tab/>nop</text:p>
      <text:p text:style-name="P50"><text:tab/>nop<text:tab/><text:tab/>;;add a,29</text:p>
      <text:p text:style-name="P50"><text:tab/>add a,a</text:p>
      <text:p text:style-name="P50"><text:tab/>add a,a</text:p>
      <text:p text:style-name="P50"><text:tab/>add a,a</text:p>
      <text:p text:style-name="P50"><text:tab/>ld l,a</text:p>
      <text:p text:style-name="P50"><text:tab/>ld d,0</text:p>
      <text:p text:style-name="P50"><text:tab/>add hl,hl</text:p>
      <text:p text:style-name="P50"><text:tab/>add hl,hl<text:tab/>;*32</text:p>
      <text:p text:style-name="P50"><text:tab/>add hl,de</text:p>
      <text:p text:style-name="P50"><text:tab/></text:p>
      <text:p text:style-name="P50"><text:tab/>if computer=spectrum</text:p>
      <text:p text:style-name="P57">patchattritable</text:p>
      <text:p text:style-name="P57"><text:tab/>ld de,screenattritable</text:p>
      <text:p text:style-name="P50"><text:tab/>endif</text:p>
      <text:p text:style-name="P50"><text:tab/>if computer=amstrad</text:p>
      <text:p text:style-name="P57">patchattritable</text:p>
      <text:p text:style-name="P57"><text:tab/>ld de,attritable</text:p>
      <text:p text:style-name="P50"><text:tab/>endif</text:p>
      <text:p text:style-name="P50"/>
      <text:p text:style-name="P50"/>
      <text:p text:style-name="P50"><text:tab/>add hl,de</text:p>
      <text:p text:style-name="P57">atpatch3</text:p>
      <text:p text:style-name="P57"><text:tab/>ld de,32<text:tab/>;;patched to -32</text:p>
      <text:p text:style-name="P57">attriylp</text:p>
      <text:p text:style-name="P57"><text:tab/>push hl</text:p>
      <text:p text:style-name="P57">attriwidthpatch</text:p>
      <text:p text:style-name="P57"><text:tab/>ld b,1<text:tab/>;patched</text:p>
      <text:p text:style-name="P50">attrixlp</text:p>
      <text:p text:style-name="P50"/>
      <text:p text:style-name="P57">attricolourpatch</text:p>
      <text:p text:style-name="P57"><text:tab/>ld a,1<text:tab/>;patched</text:p>
      <text:p text:style-name="P57">attriplotpatch</text:p>
      <text:p text:style-name="P57"><text:tab/>xor (hl)<text:tab/>;patched</text:p>
      <text:p text:style-name="P50"><text:tab/>ld (hl),a</text:p>
      <text:p text:style-name="P50"><text:tab/>inc hl</text:p>
      <text:p text:style-name="P50"><text:tab/>djnz attrixlp</text:p>
      <text:p text:style-name="P50"><text:tab/>pop hl</text:p>
      <text:p text:style-name="P50"><text:tab/>add hl,de</text:p>
      <text:p text:style-name="P50"><text:soft-page-break/><text:tab/>dec c</text:p>
      <text:p text:style-name="P50"><text:tab/>jr nz,attriylp</text:p>
      <text:p text:style-name="P50"><text:tab/>ret</text:p>
      <text:p text:style-name="P50"/>
      <text:p text:style-name="P50">plotattris</text:p>
      <text:p text:style-name="P50"><text:tab/>ld a,(spritenothere)</text:p>
      <text:p text:style-name="P50"><text:tab/>and a</text:p>
      <text:p text:style-name="P50"><text:tab/>ret nz</text:p>
      <text:p text:style-name="P50"><text:tab/>ld hl,(windowleft)</text:p>
      <text:p text:style-name="P50"><text:tab/>ld a,(frmwidth)</text:p>
      <text:p text:style-name="P50"><text:tab/>ld b,a</text:p>
      <text:p text:style-name="P50"><text:tab/>ld a,(frmx)</text:p>
      <text:p text:style-name="P50"><text:tab/>ld e,a</text:p>
      <text:p text:style-name="P50"><text:tab/>cp h</text:p>
      <text:p text:style-name="P50"><text:tab/>ret nc</text:p>
      <text:p text:style-name="P50"><text:tab/>add a,b</text:p>
      <text:p text:style-name="P50"><text:tab/>cp l</text:p>
      <text:p text:style-name="P50"><text:tab/>ret c</text:p>
      <text:p text:style-name="P50"><text:tab/>ret z</text:p>
      <text:p text:style-name="P50"><text:tab/>ld a,e</text:p>
      <text:p text:style-name="P50"><text:tab/>sub l</text:p>
      <text:p text:style-name="P50"><text:tab/>jr nc,attriinleft</text:p>
      <text:p text:style-name="P50"><text:tab/>ld e,l</text:p>
      <text:p text:style-name="P50"><text:tab/>add a,b</text:p>
      <text:p text:style-name="P50"><text:tab/>ld b,a</text:p>
      <text:p text:style-name="P57">attriinleft</text:p>
      <text:p text:style-name="P57"><text:tab/>ld a,e</text:p>
      <text:p text:style-name="P50"><text:tab/>add a,b</text:p>
      <text:p text:style-name="P50"><text:tab/>sub h<text:tab/><text:tab/>;windowright</text:p>
      <text:p text:style-name="P50"><text:tab/>jr c,attriinright</text:p>
      <text:p text:style-name="P50"><text:tab/>jr z,attriinright</text:p>
      <text:p text:style-name="P50"><text:tab/>neg</text:p>
      <text:p text:style-name="P50"><text:tab/>add a,b</text:p>
      <text:p text:style-name="P50"><text:tab/>ld b,a</text:p>
      <text:p text:style-name="P57">attriinright</text:p>
      <text:p text:style-name="P57"><text:tab/>ld a,e</text:p>
      <text:p text:style-name="P50"><text:tab/>and 1</text:p>
      <text:p text:style-name="P50"><text:tab/>inc a</text:p>
      <text:p text:style-name="P50"><text:tab/>add a,b</text:p>
      <text:p text:style-name="P50"><text:tab/>ld b,a</text:p>
      <text:p text:style-name="P50"><text:tab/>srl b</text:p>
      <text:p text:style-name="P50"><text:tab/>ld a,e</text:p>
      <text:p text:style-name="P50"><text:tab/>sub 32</text:p>
      <text:p text:style-name="P50"><text:tab/>srl a</text:p>
      <text:p text:style-name="P50"><text:tab/>ld e,a</text:p>
      <text:p text:style-name="P50"/>
      <text:p text:style-name="P50"><text:tab/>ld hl,(windowtop)</text:p>
      <text:p text:style-name="P50"><text:tab/>ld a,(frmheight)</text:p>
      <text:p text:style-name="P50"><text:tab/>ld c,a</text:p>
      <text:p text:style-name="P50"><text:tab/>ld a,(frmy)</text:p>
      <text:p text:style-name="P50"><text:tab/>ld d,a</text:p>
      <text:p text:style-name="P50"><text:tab/>cp h</text:p>
      <text:p text:style-name="P50"><text:tab/>ret nc</text:p>
      <text:p text:style-name="P50"><text:tab/>add a,c</text:p>
      <text:p text:style-name="P50"><text:tab/>cp l</text:p>
      <text:p text:style-name="P50"><text:tab/>ret c</text:p>
      <text:p text:style-name="P50"><text:tab/>ret z</text:p>
      <text:p text:style-name="P50"><text:tab/>ld a,d</text:p>
      <text:p text:style-name="P50"><text:tab/>sub l</text:p>
      <text:p text:style-name="P50"><text:tab/>jr nc,attriintop</text:p>
      <text:p text:style-name="P50"><text:tab/>ld d,l</text:p>
      <text:p text:style-name="P50"><text:tab/>add a,c</text:p>
      <text:p text:style-name="P50"><text:tab/>ld c,a</text:p>
      <text:p text:style-name="P57">attriintop</text:p>
      <text:p text:style-name="P57"><text:tab/>ld a,d</text:p>
      <text:p text:style-name="P50"><text:tab/>add a,c</text:p>
      <text:p text:style-name="P50"><text:tab/>sub h<text:tab/><text:tab/>;windowbottom</text:p>
      <text:p text:style-name="P50"><text:tab/>jr c,attriinbottom</text:p>
      <text:p text:style-name="P50"><text:tab/>jr z,attriinbottom</text:p>
      <text:p text:style-name="P50"><text:tab/>neg</text:p>
      <text:p text:style-name="P50"><text:tab/>add a,c</text:p>
      <text:p text:style-name="P50"><text:tab/>ld c,a</text:p>
      <text:p text:style-name="P57"><text:soft-page-break/>attriinbottom</text:p>
      <text:p text:style-name="P57"><text:tab/>ld a,d</text:p>
      <text:p text:style-name="P50"><text:tab/>and 7</text:p>
      <text:p text:style-name="P50"><text:tab/>add a,c</text:p>
      <text:p text:style-name="P50"><text:tab/>add a,7</text:p>
      <text:p text:style-name="P50"><text:tab/>ld c,a</text:p>
      <text:p text:style-name="P50"><text:tab/>srl c</text:p>
      <text:p text:style-name="P50"><text:tab/>srl c</text:p>
      <text:p text:style-name="P50"><text:tab/>srl c</text:p>
      <text:p text:style-name="P50"><text:tab/>srl d</text:p>
      <text:p text:style-name="P50"><text:tab/>srl d</text:p>
      <text:p text:style-name="P50"><text:tab/>srl d</text:p>
      <text:p text:style-name="P50"><text:tab/>ld a,(frmattri)</text:p>
      <text:p text:style-name="P50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38"><text:tab/>if computer=spectrum</text:p>
      <text:p text:style-name="P38">attritable<text:tab/>EQU &amp;5CC6-5*32<text:tab/><text:tab/></text:p>
      <text:p text:style-name="P38">;;<text:tab/>equ $-5*32<text:tab/><text:tab/>;;;;<text:tab/>DEFS 24*32,01000111B</text:p>
      <text:p text:style-name="P38">;;<text:tab/>defs 19*32,01000010b</text:p>
      <text:p text:style-name="P38"/>
      <text:p text:style-name="P38">hearttable<text:tab/>equ attritable+64</text:p>
      <text:p text:style-name="P38"/>
      <text:p text:style-name="P38">screenattritable<text:tab/>equ &amp;5800</text:p>
      <text:p text:style-name="P38"/>
      <text:p text:style-name="P45">scrolledbyte</text:p>
      <text:p text:style-name="P45"><text:tab/>defb 0</text:p>
      <text:p text:style-name="P38"/>
      <text:p text:style-name="P38">frame</text:p>
      <text:p text:style-name="P38"><text:tab/>ld a,(spritenothere)</text:p>
      <text:p text:style-name="P38"><text:tab/>and a</text:p>
      <text:p text:style-name="P38"><text:tab/>ret nz</text:p>
      <text:p text:style-name="P38"/>
      <text:p text:style-name="P38"><text:tab/>ld de,(windowleft)</text:p>
      <text:p text:style-name="P38"/>
      <text:p text:style-name="P38"><text:tab/>ld a,(frmheight)</text:p>
      <text:p text:style-name="P38"><text:tab/>ld (heightcount),a</text:p>
      <text:p text:style-name="P38"><text:tab/>ld a,(frmwidth)</text:p>
      <text:p text:style-name="P38"><text:tab/>ld (widthcount),a</text:p>
      <text:p text:style-name="P38"><text:tab/>ld b,a</text:p>
      <text:p text:style-name="P38"><text:tab/>ld a,(frmx)</text:p>
      <text:p text:style-name="P38"><text:tab/>cp d<text:tab/><text:tab/>;windowright</text:p>
      <text:p text:style-name="P38"><text:tab/>ret nc</text:p>
      <text:p text:style-name="P38"><text:tab/>add a,b</text:p>
      <text:p text:style-name="P38"><text:tab/>ret c</text:p>
      <text:p text:style-name="P38"><text:tab/>dec a</text:p>
      <text:p text:style-name="P38"><text:tab/>cp e<text:tab/><text:tab/>;windowleft</text:p>
      <text:p text:style-name="P38"><text:tab/>ret c</text:p>
      <text:p text:style-name="P38"/>
      <text:p text:style-name="P38"><text:tab/>ld hl,(windowtop)</text:p>
      <text:p text:style-name="P38"><text:tab/>ld a,(frmheight)</text:p>
      <text:p text:style-name="P38"><text:tab/>ld b,a</text:p>
      <text:p text:style-name="P38"><text:tab/>ld a,(frmy)</text:p>
      <text:p text:style-name="P38"><text:tab/>cp h<text:tab/><text:tab/>;windowbottom</text:p>
      <text:p text:style-name="P38"><text:tab/>ret nc</text:p>
      <text:p text:style-name="P38"><text:tab/>add a,b</text:p>
      <text:p text:style-name="P38"><text:tab/>dec a</text:p>
      <text:p text:style-name="P38"><text:tab/>cp l<text:tab/><text:tab/>;windowtop</text:p>
      <text:p text:style-name="P38"><text:tab/>ret c</text:p>
      <text:p text:style-name="P38"><text:tab/><text:tab/><text:tab/>;definately not fully out of window</text:p>
      <text:p text:style-name="P38"/>
      <text:p text:style-name="P38"><text:tab/>ld a,(frmy)</text:p>
      <text:p text:style-name="P38"><text:tab/>ld (frmycoord),a</text:p>
      <text:p text:style-name="P38"><text:tab/>sub l</text:p>
      <text:p text:style-name="P38"><text:soft-page-break/><text:tab/>jr nc,notouttop</text:p>
      <text:p text:style-name="P38"><text:tab/>ld b,a</text:p>
      <text:p text:style-name="P38"><text:tab/>ld a,(heightcount)</text:p>
      <text:p text:style-name="P38"><text:tab/>add a,b</text:p>
      <text:p text:style-name="P38"><text:tab/>ld (heightcount),a</text:p>
      <text:p text:style-name="P38"><text:tab/>ld a,l</text:p>
      <text:p text:style-name="P38"><text:tab/>ld (frmycoord),a</text:p>
      <text:p text:style-name="P38"><text:tab/>push hl</text:p>
      <text:p text:style-name="P38"><text:tab/>ld hl,(frmlocation)</text:p>
      <text:p text:style-name="P38"><text:tab/>ld a,(frmwidth)</text:p>
      <text:p text:style-name="P38"><text:tab/>srl a</text:p>
      <text:p text:style-name="P38"><text:tab/>ld c,a</text:p>
      <text:p text:style-name="P38"><text:tab/>ld a,b</text:p>
      <text:p text:style-name="P38"><text:tab/>ld b,0</text:p>
      <text:p text:style-name="P45">movestartdown</text:p>
      <text:p text:style-name="P45"><text:tab/>add hl,bc</text:p>
      <text:p text:style-name="P38"><text:tab/>inc a</text:p>
      <text:p text:style-name="P38"><text:tab/>jr nz,movestartdown</text:p>
      <text:p text:style-name="P38"><text:tab/>ld (frmlocation),hl</text:p>
      <text:p text:style-name="P38"><text:tab/>pop hl</text:p>
      <text:p text:style-name="P38"/>
      <text:p text:style-name="P38">notouttop</text:p>
      <text:p text:style-name="P38"><text:tab/>ld a,(heightcount)</text:p>
      <text:p text:style-name="P38"><text:tab/>ld b,a</text:p>
      <text:p text:style-name="P38"><text:tab/>ld a,(frmycoord)</text:p>
      <text:p text:style-name="P38"><text:tab/>add a,b</text:p>
      <text:p text:style-name="P38"><text:tab/>dec a</text:p>
      <text:p text:style-name="P38"><text:tab/>sub h<text:tab/><text:tab/>;windowbottom</text:p>
      <text:p text:style-name="P38"><text:tab/>jr c,notoutbottom</text:p>
      <text:p text:style-name="P38"><text:tab/>inc a</text:p>
      <text:p text:style-name="P38"><text:tab/>ld b,a</text:p>
      <text:p text:style-name="P38"><text:tab/>ld a,(heightcount)</text:p>
      <text:p text:style-name="P38"><text:tab/>sub b</text:p>
      <text:p text:style-name="P38"><text:tab/>ld (heightcount),a</text:p>
      <text:p text:style-name="P38">notoutbottom<text:tab/></text:p>
      <text:p text:style-name="P38"><text:tab/>ld a,(frmx)</text:p>
      <text:p text:style-name="P38"><text:tab/>ld (frmxcoord),a</text:p>
      <text:p text:style-name="P38"><text:tab/>xor a</text:p>
      <text:p text:style-name="P38"><text:tab/>ld (addtodef+1),a</text:p>
      <text:p text:style-name="P38"><text:tab/>ld (acrosshalf+1),a</text:p>
      <text:p text:style-name="P38"/>
      <text:p text:style-name="P38"><text:tab/>ld a,(frmx)</text:p>
      <text:p text:style-name="P38"><text:tab/>sub e<text:tab/><text:tab/>;windowleft</text:p>
      <text:p text:style-name="P38"><text:tab/>jr nc,notoutleft</text:p>
      <text:p text:style-name="P38"><text:tab/>neg</text:p>
      <text:p text:style-name="P38"><text:tab/>ld b,a</text:p>
      <text:p text:style-name="P38"><text:tab/>and 1</text:p>
      <text:p text:style-name="P38"><text:tab/>ld (acrosshalf+1),a</text:p>
      <text:p text:style-name="P38"><text:tab/>ld a,(widthcount)</text:p>
      <text:p text:style-name="P38"><text:tab/>sub b</text:p>
      <text:p text:style-name="P38"><text:tab/>ld (widthcount),a</text:p>
      <text:p text:style-name="P38"><text:tab/>ld a,(frmxcoord)</text:p>
      <text:p text:style-name="P38"><text:tab/>add a,b</text:p>
      <text:p text:style-name="P38"><text:tab/>ld (frmxcoord),a</text:p>
      <text:p text:style-name="P38"><text:tab/>ld a,b</text:p>
      <text:p text:style-name="P38"><text:tab/>srl a</text:p>
      <text:p text:style-name="P38"><text:tab/>ld (addtodef+1),a</text:p>
      <text:p text:style-name="P38"><text:tab/>ld c,a</text:p>
      <text:p text:style-name="P38"><text:tab/>ld b,0</text:p>
      <text:p text:style-name="P38"><text:tab/>push hl</text:p>
      <text:p text:style-name="P38"><text:tab/>ld hl,(frmlocation)</text:p>
      <text:p text:style-name="P38"><text:tab/>add hl,bc</text:p>
      <text:p text:style-name="P38"><text:tab/>ld a,(frmreverse)</text:p>
      <text:p text:style-name="P38"><text:tab/>and a</text:p>
      <text:p text:style-name="P38"><text:tab/>jr z,storenewfrmloc</text:p>
      <text:p text:style-name="P38"><text:tab/>sbc hl,bc</text:p>
      <text:p text:style-name="P38"><text:tab/>and a</text:p>
      <text:p text:style-name="P38"><text:tab/>sbc hl,bc</text:p>
      <text:p text:style-name="P45">storenewfrmloc</text:p>
      <text:p text:style-name="P45"><text:tab/>ld (frmlocation),hl</text:p>
      <text:p text:style-name="P38"><text:tab/>pop hl</text:p>
      <text:p text:style-name="P38"><text:tab/>ld b,a</text:p>
      <text:p text:style-name="P38"><text:soft-page-break/>notoutleft</text:p>
      <text:p text:style-name="P38"><text:tab/>ld a,(frmxcoord)</text:p>
      <text:p text:style-name="P38"><text:tab/>ld b,a</text:p>
      <text:p text:style-name="P38"><text:tab/>ld a,(widthcount)</text:p>
      <text:p text:style-name="P38"><text:tab/>add a,b</text:p>
      <text:p text:style-name="P38"><text:tab/>dec a</text:p>
      <text:p text:style-name="P38"><text:tab/>sub d</text:p>
      <text:p text:style-name="P38"><text:tab/>jr c,notoutright</text:p>
      <text:p text:style-name="P38"><text:tab/>inc a</text:p>
      <text:p text:style-name="P38"><text:tab/>ld b,a</text:p>
      <text:p text:style-name="P38"><text:tab/>ld a,(widthcount)</text:p>
      <text:p text:style-name="P38"><text:tab/>sub b</text:p>
      <text:p text:style-name="P38"><text:tab/>ld (widthcount),a</text:p>
      <text:p text:style-name="P38"><text:tab/>ld a,b</text:p>
      <text:p text:style-name="P38"><text:tab/>inc a</text:p>
      <text:p text:style-name="P38"><text:tab/>srl a</text:p>
      <text:p text:style-name="P38"><text:tab/>ld b,a</text:p>
      <text:p text:style-name="P38"><text:tab/>ld a,(addtodef+1)</text:p>
      <text:p text:style-name="P38"><text:tab/>add a,b</text:p>
      <text:p text:style-name="P38"><text:tab/>ld (addtodef+1),a</text:p>
      <text:p text:style-name="P38">notoutright</text:p>
      <text:p text:style-name="P38"><text:tab/>ld hl,&amp;23*256+&amp;13<text:tab/><text:tab/>;inc hl <text:s/>inc de</text:p>
      <text:p text:style-name="P38"><text:tab/>ld a,(frmreverse)</text:p>
      <text:p text:style-name="P38"><text:tab/>and a</text:p>
      <text:p text:style-name="P38"><text:tab/>jr z,storeplotbyte</text:p>
      <text:p text:style-name="P38"/>
      <text:p text:style-name="P38"><text:tab/>ld hl,(frmlocation)</text:p>
      <text:p text:style-name="P38"><text:tab/>ld a,(frmwidth)</text:p>
      <text:p text:style-name="P38"><text:tab/>srl a</text:p>
      <text:p text:style-name="P38"><text:tab/>dec a</text:p>
      <text:p text:style-name="P38"><text:tab/>ld c,a</text:p>
      <text:p text:style-name="P38"><text:tab/>ld b,0</text:p>
      <text:p text:style-name="P38"><text:tab/>add hl,bc</text:p>
      <text:p text:style-name="P38"><text:tab/>ld (frmlocation),hl</text:p>
      <text:p text:style-name="P38"><text:tab/>ld a,(frmwidth)</text:p>
      <text:p text:style-name="P38"><text:tab/>res 0,a</text:p>
      <text:p text:style-name="P38"><text:tab/>ld b,a</text:p>
      <text:p text:style-name="P38"><text:tab/>ld a,(addtodef+1)</text:p>
      <text:p text:style-name="P38"><text:tab/>neg</text:p>
      <text:p text:style-name="P38"><text:tab/>add a,b</text:p>
      <text:p text:style-name="P38"><text:tab/>ld (addtodef+1),a</text:p>
      <text:p text:style-name="P38"><text:tab/>ld hl,revbyte</text:p>
      <text:p text:style-name="P38"><text:tab/>ld a,&amp;c3<text:tab/><text:tab/>;;jp</text:p>
      <text:p text:style-name="P45">storeplotbyte</text:p>
      <text:p text:style-name="P45"><text:tab/>ld (plotbytepatch),a</text:p>
      <text:p text:style-name="P38"><text:tab/>ld (plotbytepatch+1),hl</text:p>
      <text:p text:style-name="P38"><text:tab/>ld a,(frmycoord)</text:p>
      <text:p text:style-name="P38"><text:tab/>ld l,a</text:p>
      <text:p text:style-name="P38"><text:tab/>ld h,0</text:p>
      <text:p text:style-name="P38"><text:tab/>add hl,hl</text:p>
      <text:p text:style-name="P38"><text:tab/>ld bc,screentable</text:p>
      <text:p text:style-name="P38"><text:tab/>add hl,bc</text:p>
      <text:p text:style-name="P38"><text:tab/>push hl</text:p>
      <text:p text:style-name="P38"><text:tab/>pop ix </text:p>
      <text:p text:style-name="P38"><text:tab/>ld de,(frmlocation)</text:p>
      <text:p text:style-name="P38"><text:tab/>ld a,(frmxcoord)</text:p>
      <text:p text:style-name="P38"><text:tab/>sub 32</text:p>
      <text:p text:style-name="P38"><text:tab/>srl a</text:p>
      <text:p text:style-name="P38"><text:tab/>jp c,onhalfspacing</text:p>
      <text:p text:style-name="P38"><text:tab/>ld (addacross+1),a</text:p>
      <text:p text:style-name="P38"><text:tab/>ld a,(acrosshalf+1)</text:p>
      <text:p text:style-name="P38"><text:tab/>and a</text:p>
      <text:p text:style-name="P38"><text:tab/>ld a,(addacross+1)</text:p>
      <text:p text:style-name="P38"><text:tab/>jp nz,onhalfspacing1</text:p>
      <text:p text:style-name="P38"/>
      <text:p text:style-name="P38"><text:tab/>ld a,(frmplot)</text:p>
      <text:p text:style-name="P38"><text:tab/>and a</text:p>
      <text:p text:style-name="P38"><text:tab/>jr z,storeplot<text:tab/>;;direct</text:p>
      <text:p text:style-name="P38"><text:tab/>ld a,&amp;ae<text:tab/><text:tab/>;;xor (hl)</text:p>
      <text:p text:style-name="P45">storeplot</text:p>
      <text:p text:style-name="P45"><text:tab/>ld (spritepatch),a</text:p>
      <text:p text:style-name="P38"/>
      <text:p text:style-name="P38"><text:soft-page-break/><text:tab/><text:tab/><text:tab/>;all patches should have been done</text:p>
      <text:p text:style-name="P38"><text:tab/><text:tab/><text:tab/>;ix must be set to screen table position <text:s/></text:p>
      <text:p text:style-name="P38"><text:tab/><text:tab/><text:tab/>;de must point to frm definition</text:p>
      <text:p text:style-name="P38"/>
      <text:p text:style-name="P38"><text:tab/>ld a,(widthcount)</text:p>
      <text:p text:style-name="P38"><text:tab/>srl a</text:p>
      <text:p text:style-name="P38"><text:tab/>ld (widthcount),a</text:p>
      <text:p text:style-name="P45">frmylp</text:p>
      <text:p text:style-name="P45"><text:tab/>ld l,(ix+0)</text:p>
      <text:p text:style-name="P38"><text:tab/>inc ix</text:p>
      <text:p text:style-name="P38"><text:tab/>ld h,(ix+0)</text:p>
      <text:p text:style-name="P38"><text:tab/>inc ix</text:p>
      <text:p text:style-name="P45">addacross</text:p>
      <text:p text:style-name="P45"><text:tab/>ld bc,0000<text:tab/>;patched</text:p>
      <text:p text:style-name="P38"><text:tab/>add hl,bc</text:p>
      <text:p text:style-name="P38"><text:tab/>dec hl</text:p>
      <text:p text:style-name="P38"/>
      <text:p text:style-name="P38"><text:tab/>ld a,(widthcount)</text:p>
      <text:p text:style-name="P38"><text:tab/>ld b,a</text:p>
      <text:p text:style-name="P38">frmxlp</text:p>
      <text:p text:style-name="P38"><text:tab/>ld a,(de)</text:p>
      <text:p text:style-name="P45">plotbytepatch</text:p>
      <text:p text:style-name="P45"><text:tab/>nop<text:tab/><text:tab/><text:tab/>;can be patched</text:p>
      <text:p text:style-name="P38"><text:tab/>inc de<text:tab/><text:tab/>;to give</text:p>
      <text:p text:style-name="P38"><text:tab/>inc hl<text:tab/><text:tab/>;jp revbyte</text:p>
      <text:p text:style-name="P45">spritepatch</text:p>
      <text:p text:style-name="P45"><text:tab/>and (hl)</text:p>
      <text:p text:style-name="P38"><text:tab/>ld (hl),a</text:p>
      <text:p text:style-name="P38"><text:tab/>djnz frmxlp</text:p>
      <text:p text:style-name="P38"/>
      <text:p text:style-name="P38"><text:tab/>ex de,hl</text:p>
      <text:p text:style-name="P45">addtodef</text:p>
      <text:p text:style-name="P45"><text:tab/>ld bc,0000<text:tab/>;patched</text:p>
      <text:p text:style-name="P38"><text:tab/>add hl,bc</text:p>
      <text:p text:style-name="P38"><text:tab/>ex de,hl</text:p>
      <text:p text:style-name="P38"/>
      <text:p text:style-name="P38"><text:tab/>ld a,(heightcount)</text:p>
      <text:p text:style-name="P38"><text:tab/>dec a</text:p>
      <text:p text:style-name="P38"><text:tab/>ld (heightcount),a</text:p>
      <text:p text:style-name="P38"><text:tab/>jr nz,frmylp</text:p>
      <text:p text:style-name="P38"/>
      <text:p text:style-name="P38"><text:tab/>ret</text:p>
      <text:p text:style-name="P38"/>
      <text:p text:style-name="P45">revbyte</text:p>
      <text:p text:style-name="P45"><text:tab/>push bc</text:p>
      <text:p text:style-name="P38"><text:tab/>ld b,revpage</text:p>
      <text:p text:style-name="P38"><text:tab/>ld c,a</text:p>
      <text:p text:style-name="P38"><text:tab/>ld a,(bc)</text:p>
      <text:p text:style-name="P38"><text:tab/>pop bc</text:p>
      <text:p text:style-name="P38"><text:tab/>inc hl</text:p>
      <text:p text:style-name="P38"><text:tab/>dec de</text:p>
      <text:p text:style-name="P38"><text:tab/>jp spritepatch</text:p>
      <text:p text:style-name="P38"/>
      <text:p text:style-name="P38"/>
      <text:p text:style-name="P38">onhalfspacing</text:p>
      <text:p text:style-name="P45">onhalfspacing1</text:p>
      <text:p text:style-name="P45"><text:tab/>ld (addacross1+1),a</text:p>
      <text:p text:style-name="P38"><text:tab/>ld a,(addtodef+1)</text:p>
      <text:p text:style-name="P38"><text:tab/>ld (addtodef1+1),a</text:p>
      <text:p text:style-name="P38"/>
      <text:p text:style-name="P38"><text:tab/>ld hl,plotlinedir</text:p>
      <text:p text:style-name="P38"><text:tab/>ld a,(frmplot)</text:p>
      <text:p text:style-name="P38"><text:tab/>and a</text:p>
      <text:p text:style-name="P38"><text:tab/>ld a,(frmreverse)</text:p>
      <text:p text:style-name="P38"><text:tab/>jp z,onhalfdir</text:p>
      <text:p text:style-name="P38"/>
      <text:p text:style-name="P38"><text:tab/>ld hl,plotlinexor</text:p>
      <text:p text:style-name="P38"><text:tab/>and a</text:p>
      <text:p text:style-name="P38"><text:tab/>jp z,storecallpatch</text:p>
      <text:p text:style-name="P38"><text:tab/>ld hl,plotlinexorrev</text:p>
      <text:p text:style-name="P38"><text:tab/>jp storecallpatch</text:p>
      <text:p text:style-name="P38"/>
      <text:p text:style-name="P45"><text:soft-page-break/>onhalfdir</text:p>
      <text:p text:style-name="P45"><text:tab/>and a</text:p>
      <text:p text:style-name="P38"><text:tab/>jp z,storecallpatch</text:p>
      <text:p text:style-name="P38"><text:tab/>ld hl,plotlinedirrev</text:p>
      <text:p text:style-name="P38"/>
      <text:p text:style-name="P45">storecallpatch</text:p>
      <text:p text:style-name="P45"><text:tab/>ld (plotlinepatch+1),hl </text:p>
      <text:p text:style-name="P38"/>
      <text:p text:style-name="P38"><text:tab/><text:tab/><text:tab/>;all patches should have been done</text:p>
      <text:p text:style-name="P38"><text:tab/><text:tab/><text:tab/>;ix must be set to screen table position <text:s/></text:p>
      <text:p text:style-name="P38"><text:tab/><text:tab/><text:tab/>;de must point to frm definition</text:p>
      <text:p text:style-name="P38"/>
      <text:p text:style-name="P45">frmylp1</text:p>
      <text:p text:style-name="P45"><text:tab/>ld l,(ix+0)</text:p>
      <text:p text:style-name="P38"><text:tab/>inc ix</text:p>
      <text:p text:style-name="P38"><text:tab/>ld h,(ix+0)</text:p>
      <text:p text:style-name="P38"><text:tab/>inc ix</text:p>
      <text:p text:style-name="P45">addacross1</text:p>
      <text:p text:style-name="P45"><text:tab/>ld bc,0000<text:tab/>;patched</text:p>
      <text:p text:style-name="P38"><text:tab/>add hl,bc</text:p>
      <text:p text:style-name="P38"/>
      <text:p text:style-name="P45">acrosshalf</text:p>
      <text:p text:style-name="P45"><text:tab/>ld a,0<text:tab/>;patched</text:p>
      <text:p text:style-name="P38"><text:tab/>ld (sideofbyte),a</text:p>
      <text:p text:style-name="P38"/>
      <text:p text:style-name="P38"><text:tab/>ld a,(widthcount)</text:p>
      <text:p text:style-name="P38"><text:tab/>ld b,a</text:p>
      <text:p text:style-name="P38">frmxlp1</text:p>
      <text:p text:style-name="P45">plotlinepatch</text:p>
      <text:p text:style-name="P45"><text:tab/>call plotlinexor</text:p>
      <text:p text:style-name="P38"/>
      <text:p text:style-name="P38"/>
      <text:p text:style-name="P38"><text:tab/>ex de,hl</text:p>
      <text:p text:style-name="P45">addtodef1</text:p>
      <text:p text:style-name="P45"><text:tab/>ld bc,0000<text:tab/>;patched</text:p>
      <text:p text:style-name="P38"><text:tab/>add hl,bc</text:p>
      <text:p text:style-name="P38"><text:tab/>ex de,hl</text:p>
      <text:p text:style-name="P38"/>
      <text:p text:style-name="P38"><text:tab/>ld a,(heightcount)</text:p>
      <text:p text:style-name="P38"><text:tab/>dec a</text:p>
      <text:p text:style-name="P38"><text:tab/>ld (heightcount),a</text:p>
      <text:p text:style-name="P38"><text:tab/>jr nz,frmylp1</text:p>
      <text:p text:style-name="P38"/>
      <text:p text:style-name="P38"><text:tab/>ret</text:p>
      <text:p text:style-name="P38"/>
      <text:p text:style-name="P38"/>
      <text:p text:style-name="P45">plotlinexor</text:p>
      <text:p text:style-name="P45"><text:tab/>ld a,(sideofbyte)</text:p>
      <text:p text:style-name="P38"><text:tab/>and a</text:p>
      <text:p text:style-name="P38"><text:tab/>jr z,leftsidexor</text:p>
      <text:p text:style-name="P38"/>
      <text:p text:style-name="P38"><text:tab/>ld a,(de)</text:p>
      <text:p text:style-name="P38"><text:tab/>rlca</text:p>
      <text:p text:style-name="P38"><text:tab/>rlca</text:p>
      <text:p text:style-name="P38"><text:tab/>rlca</text:p>
      <text:p text:style-name="P38"><text:tab/>rlca</text:p>
      <text:p text:style-name="P38"><text:tab/>jp rightsidexor1</text:p>
      <text:p text:style-name="P38"/>
      <text:p text:style-name="P45">leftsidexor</text:p>
      <text:p text:style-name="P45"><text:tab/>ld a,(de)</text:p>
      <text:p text:style-name="P38"><text:tab/>rlca</text:p>
      <text:p text:style-name="P38"><text:tab/>rlca</text:p>
      <text:p text:style-name="P38"><text:tab/>rlca</text:p>
      <text:p text:style-name="P38"><text:tab/>rlca</text:p>
      <text:p text:style-name="P38"><text:tab/>ld c,a</text:p>
      <text:p text:style-name="P38"><text:tab/>and 00001111b</text:p>
      <text:p text:style-name="P38"><text:tab/>xor (hl)</text:p>
      <text:p text:style-name="P38"><text:tab/>ld (hl),a</text:p>
      <text:p text:style-name="P38"><text:tab/>inc hl</text:p>
      <text:p text:style-name="P38"><text:tab/></text:p>
      <text:p text:style-name="P38"><text:tab/>dec b</text:p>
      <text:p text:style-name="P38"><text:tab/>ret z</text:p>
      <text:p text:style-name="P38"><text:soft-page-break/></text:p>
      <text:p text:style-name="P45">rightsidexor</text:p>
      <text:p text:style-name="P45"><text:tab/>ld a,c</text:p>
      <text:p text:style-name="P45">rightsidexor1</text:p>
      <text:p text:style-name="P45"><text:tab/>and 11110000b</text:p>
      <text:p text:style-name="P38"><text:tab/>xor (hl)</text:p>
      <text:p text:style-name="P38"><text:tab/>ld (hl),a</text:p>
      <text:p text:style-name="P38"><text:tab/>inc de</text:p>
      <text:p text:style-name="P38"><text:tab/>djnz leftsidexor</text:p>
      <text:p text:style-name="P38"><text:tab/>ret</text:p>
      <text:p text:style-name="P38"/>
      <text:p text:style-name="P45">plotlinedir</text:p>
      <text:p text:style-name="P45"><text:tab/>ld a,(sideofbyte)</text:p>
      <text:p text:style-name="P38"><text:tab/>and a</text:p>
      <text:p text:style-name="P38"><text:tab/>jr z,leftsidedir</text:p>
      <text:p text:style-name="P38"/>
      <text:p text:style-name="P38"><text:tab/>ld a,(de)</text:p>
      <text:p text:style-name="P38"><text:tab/>rlca</text:p>
      <text:p text:style-name="P38"><text:tab/>rlca</text:p>
      <text:p text:style-name="P38"><text:tab/>rlca</text:p>
      <text:p text:style-name="P38"><text:tab/>rlca</text:p>
      <text:p text:style-name="P38"><text:tab/>ld (scrolledbyte),a</text:p>
      <text:p text:style-name="P38"><text:tab/>jp rightsidedir</text:p>
      <text:p text:style-name="P38"/>
      <text:p text:style-name="P45">leftsidedir</text:p>
      <text:p text:style-name="P45"><text:tab/>ld a,(hl)</text:p>
      <text:p text:style-name="P38"><text:tab/>and 11110000b</text:p>
      <text:p text:style-name="P38"><text:tab/>ld c,a</text:p>
      <text:p text:style-name="P38"><text:tab/>ld a,(de)</text:p>
      <text:p text:style-name="P38"><text:tab/>rlca</text:p>
      <text:p text:style-name="P38"><text:tab/>rlca</text:p>
      <text:p text:style-name="P38"><text:tab/>rlca</text:p>
      <text:p text:style-name="P38"><text:tab/>rlca</text:p>
      <text:p text:style-name="P38"><text:tab/>ld (scrolledbyte),a</text:p>
      <text:p text:style-name="P38"><text:tab/>and 00001111b</text:p>
      <text:p text:style-name="P38"><text:tab/>add a,c</text:p>
      <text:p text:style-name="P38"><text:tab/>ld (hl),a</text:p>
      <text:p text:style-name="P38"><text:tab/>inc hl</text:p>
      <text:p text:style-name="P38"><text:tab/></text:p>
      <text:p text:style-name="P38"><text:tab/>dec b</text:p>
      <text:p text:style-name="P38"><text:tab/>ret z</text:p>
      <text:p text:style-name="P38"/>
      <text:p text:style-name="P45">rightsidedir</text:p>
      <text:p text:style-name="P45"><text:tab/>ld a,(hl)</text:p>
      <text:p text:style-name="P38"><text:tab/>and 00001111b</text:p>
      <text:p text:style-name="P38"><text:tab/>ld c,a</text:p>
      <text:p text:style-name="P38"/>
      <text:p text:style-name="P38"><text:tab/>ld a,(scrolledbyte)</text:p>
      <text:p text:style-name="P38"><text:tab/>and 11110000b</text:p>
      <text:p text:style-name="P38"><text:tab/>add a,c</text:p>
      <text:p text:style-name="P38"><text:tab/>ld (hl),a</text:p>
      <text:p text:style-name="P38"><text:tab/>inc de</text:p>
      <text:p text:style-name="P38"><text:tab/>djnz leftsidedir</text:p>
      <text:p text:style-name="P38"><text:tab/>ret</text:p>
      <text:p text:style-name="P38"/>
      <text:p text:style-name="P38"/>
      <text:p text:style-name="P45">plotlinexorrev</text:p>
      <text:p text:style-name="P45"><text:tab/>ld a,(sideofbyte)</text:p>
      <text:p text:style-name="P38"><text:tab/>and a</text:p>
      <text:p text:style-name="P38"><text:tab/>jr z,leftsidexorrev</text:p>
      <text:p text:style-name="P38"/>
      <text:p text:style-name="P38"><text:tab/>ld a,(de)</text:p>
      <text:p text:style-name="P38"><text:tab/>push bc</text:p>
      <text:p text:style-name="P38"><text:tab/>ld b,revpage</text:p>
      <text:p text:style-name="P38"><text:tab/>ld c,a</text:p>
      <text:p text:style-name="P38"><text:tab/>ld a,(bc)</text:p>
      <text:p text:style-name="P38"><text:tab/>pop bc</text:p>
      <text:p text:style-name="P38"><text:tab/>rlca</text:p>
      <text:p text:style-name="P38"><text:tab/>rlca</text:p>
      <text:p text:style-name="P38"><text:tab/>rlca</text:p>
      <text:p text:style-name="P38"><text:tab/>rlca</text:p>
      <text:p text:style-name="P38"><text:tab/>jp rightsidexorrev1</text:p>
      <text:p text:style-name="P38"><text:soft-page-break/></text:p>
      <text:p text:style-name="P45">leftsidexorrev</text:p>
      <text:p text:style-name="P45"><text:tab/>ld a,(de)</text:p>
      <text:p text:style-name="P38"><text:tab/>push bc</text:p>
      <text:p text:style-name="P38"><text:tab/>ld b,revpage</text:p>
      <text:p text:style-name="P38"><text:tab/>ld c,a</text:p>
      <text:p text:style-name="P38"><text:tab/>ld a,(bc)</text:p>
      <text:p text:style-name="P38"><text:tab/>pop bc</text:p>
      <text:p text:style-name="P38"><text:tab/>rlca</text:p>
      <text:p text:style-name="P38"><text:tab/>rlca</text:p>
      <text:p text:style-name="P38"><text:tab/>rlca</text:p>
      <text:p text:style-name="P38"><text:tab/>rlca</text:p>
      <text:p text:style-name="P38"><text:tab/>ld c,a</text:p>
      <text:p text:style-name="P38"><text:tab/>and 00001111b</text:p>
      <text:p text:style-name="P38"><text:tab/>xor (hl)</text:p>
      <text:p text:style-name="P38"><text:tab/>ld (hl),a</text:p>
      <text:p text:style-name="P38"><text:tab/>inc hl</text:p>
      <text:p text:style-name="P38"><text:tab/></text:p>
      <text:p text:style-name="P38"><text:tab/>dec b</text:p>
      <text:p text:style-name="P38"><text:tab/>ret z</text:p>
      <text:p text:style-name="P38"/>
      <text:p text:style-name="P45">rightsidexorrev</text:p>
      <text:p text:style-name="P45"><text:tab/>ld a,c</text:p>
      <text:p text:style-name="P45">rightsidexorrev1</text:p>
      <text:p text:style-name="P45"><text:tab/>and 11110000b</text:p>
      <text:p text:style-name="P38"><text:tab/>xor (hl)</text:p>
      <text:p text:style-name="P38"><text:tab/>ld (hl),a</text:p>
      <text:p text:style-name="P38"><text:tab/>dec de</text:p>
      <text:p text:style-name="P38"><text:tab/>djnz leftsidexorrev</text:p>
      <text:p text:style-name="P38"><text:tab/>ret</text:p>
      <text:p text:style-name="P38"/>
      <text:p text:style-name="P45">plotlinedirrev</text:p>
      <text:p text:style-name="P45"><text:tab/>ld a,(sideofbyte)</text:p>
      <text:p text:style-name="P38"><text:tab/>and a</text:p>
      <text:p text:style-name="P38"><text:tab/>jr z,leftsidedirrev</text:p>
      <text:p text:style-name="P38"/>
      <text:p text:style-name="P38"><text:tab/>ld a,(de)</text:p>
      <text:p text:style-name="P38"><text:tab/>push bc</text:p>
      <text:p text:style-name="P38"><text:tab/>ld b,revpage</text:p>
      <text:p text:style-name="P38"><text:tab/>ld c,a</text:p>
      <text:p text:style-name="P38"><text:tab/>ld a,(bc)</text:p>
      <text:p text:style-name="P38"><text:tab/>pop bc</text:p>
      <text:p text:style-name="P38"><text:tab/>rlca</text:p>
      <text:p text:style-name="P38"><text:tab/>rlca</text:p>
      <text:p text:style-name="P38"><text:tab/>rlca</text:p>
      <text:p text:style-name="P38"><text:tab/>rlca</text:p>
      <text:p text:style-name="P38"><text:tab/>ld (scrolledbyte),a</text:p>
      <text:p text:style-name="P38"><text:tab/>jp rightsidedirrev</text:p>
      <text:p text:style-name="P38"/>
      <text:p text:style-name="P45">leftsidedirrev</text:p>
      <text:p text:style-name="P45"><text:tab/>ld a,(hl)</text:p>
      <text:p text:style-name="P38"><text:tab/>and 11110000b</text:p>
      <text:p text:style-name="P38"><text:tab/>ld c,a</text:p>
      <text:p text:style-name="P38"><text:tab/>ld a,(de)</text:p>
      <text:p text:style-name="P38"><text:tab/>push bc</text:p>
      <text:p text:style-name="P38"><text:tab/>ld b,revpage</text:p>
      <text:p text:style-name="P38"><text:tab/>ld c,a</text:p>
      <text:p text:style-name="P38"><text:tab/>ld a,(bc)</text:p>
      <text:p text:style-name="P38"><text:tab/>pop bc</text:p>
      <text:p text:style-name="P38"><text:tab/>rlca</text:p>
      <text:p text:style-name="P38"><text:tab/>rlca</text:p>
      <text:p text:style-name="P38"><text:tab/>rlca</text:p>
      <text:p text:style-name="P38"><text:tab/>rlca</text:p>
      <text:p text:style-name="P38"><text:tab/>ld (scrolledbyte),a</text:p>
      <text:p text:style-name="P38"><text:tab/>and 00001111b</text:p>
      <text:p text:style-name="P38"><text:tab/>add a,c</text:p>
      <text:p text:style-name="P38"><text:tab/>ld (hl),a</text:p>
      <text:p text:style-name="P38"><text:tab/>inc hl</text:p>
      <text:p text:style-name="P38"><text:tab/></text:p>
      <text:p text:style-name="P38"><text:tab/>dec b</text:p>
      <text:p text:style-name="P38"><text:tab/>ret z</text:p>
      <text:p text:style-name="P38"/>
      <text:p text:style-name="P45"><text:soft-page-break/>rightsidedirrev</text:p>
      <text:p text:style-name="P45"><text:tab/>ld a,(hl)</text:p>
      <text:p text:style-name="P38"><text:tab/>and 00001111b</text:p>
      <text:p text:style-name="P38"><text:tab/>ld c,a</text:p>
      <text:p text:style-name="P38"/>
      <text:p text:style-name="P38"><text:tab/>ld a,(scrolledbyte)</text:p>
      <text:p text:style-name="P38"><text:tab/>and 11110000b</text:p>
      <text:p text:style-name="P38"><text:tab/>add a,c</text:p>
      <text:p text:style-name="P38"><text:tab/>ld (hl),a</text:p>
      <text:p text:style-name="P38"><text:tab/>dec de</text:p>
      <text:p text:style-name="P38"><text:tab/>djnz leftsidedirrev</text:p>
      <text:p text:style-name="P38"><text:tab/>ret</text:p>
      <text:p text:style-name="P38"/>
      <text:p text:style-name="P38"/>
      <text:p text:style-name="P38"/>
      <text:p text:style-name="P38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38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16"><text:tab/>ld a,(roomno)</text:p>
      <text:p text:style-name="P16"><text:tab/>cp 3</text:p>
      <text:p text:style-name="P16"><text:tab/>ld a,%01000111</text:p>
      <text:p text:style-name="P16"><text:tab/>jp nz,clearattris</text:p>
      <text:p text:style-name="P16"><text:tab/>ld a,%01000010</text:p>
      <text:p text:style-name="P16"><text:tab/>jp clearattris</text:p>
      <text:p text:style-name="P16"/>
      <text:p text:style-name="P16"/>
      <text:p text:style-name="P39">findattriloc</text:p>
      <text:p text:style-name="P39"><text:tab/><text:tab/>;e=x (0-63) l=y (0-191)</text:p>
      <text:p text:style-name="P38"><text:s/><text:tab/><text:tab/><text:tab/>;returns loc of attri in hl</text:p>
      <text:p text:style-name="P38"><text:tab/>ld a,l</text:p>
      <text:p text:style-name="P38">atpatch4<text:tab/>nop<text:tab/>;;;cpl</text:p>
      <text:p text:style-name="P38">atpatch5<text:tab/>nop</text:p>
      <text:p text:style-name="P38"><text:tab/>nop <text:s text:c="2"/>;;;add a,191+41</text:p>
      <text:p text:style-name="P38"><text:tab/>and %11111000</text:p>
      <text:p text:style-name="P38"><text:tab/>ld h,0</text:p>
      <text:p text:style-name="P38"><text:tab/>ld d,h</text:p>
      <text:p text:style-name="P38"><text:tab/>ld l,a</text:p>
      <text:p text:style-name="P38"><text:tab/>add hl,hl</text:p>
      <text:p text:style-name="P38"><text:tab/>add hl,hl</text:p>
      <text:p text:style-name="P38"><text:tab/>srl e</text:p>
      <text:p text:style-name="P38"><text:tab/>add hl,de</text:p>
      <text:p text:style-name="P38"/>
      <text:p text:style-name="P38">newattrihere1<text:tab/>ld de,attritable</text:p>
      <text:p text:style-name="P38"><text:tab/>add hl,de</text:p>
      <text:p text:style-name="P16"><text:tab/>ret</text:p>
      <text:p text:style-name="P16"/>
      <text:p text:style-name="P2"/>
      <text:p text:style-name="P38">;</text:p>
      <text:p text:style-name="P38">; <text:s/>PDS Pc1.10 :000: <text:s/>(C) <text:s/>1985-7 P.D Systems <text:s text:c="2"/></text:p>
      <text:p text:style-name="P38">;</text:p>
      <text:p text:style-name="P38">;</text:p>
      <text:p text:style-name="P38">; <text:s text:c="6"/>File <text:s/>" <text:s text:c="4"/>DIZZY 3 <text:s text:c="6"/>"</text:p>
      <text:p text:style-name="P38">; <text:s text:c="3"/>Version <text:s text:c="9"/>03.57 <text:s text:c="7"/></text:p>
      <text:p text:style-name="P38">; <text:s text:c="8"/>By <text:s/>" THE OLIVER TWINS <text:s/>"</text:p>
      <text:p text:style-name="P38">; <text:s text:c="3"/></text:p>
      <text:p text:style-name="P38">; <text:s text:c="4"/>Created on Wed the 02nd of Mar 1988 <text:s/></text:p>
      <text:p text:style-name="P38">; <text:s text:c="7"/>Last update 13:36 on 19/12/89 </text:p>
      <text:p text:style-name="P38">; </text:p>
      <text:p text:style-name="P3"/>
      <text:p text:style-name="P16">mend<text:tab/>equ 0</text:p>
      <text:p text:style-name="P16"><text:soft-page-break/>mxy<text:tab/>equ 128</text:p>
      <text:p text:style-name="P38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38">;;mx<text:tab/>equ 7</text:p>
      <text:p text:style-name="P38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38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38">;;;;;;;;<text:tab/><text:tab/>;; 7 <text:s/>MOVE X</text:p>
      <text:p text:style-name="P38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0"><text:tab/>call openwindow<text:tab/></text:p>
      <text:p text:style-name="P50"><text:tab/>call flipifnecessary</text:p>
      <text:p text:style-name="P16"><text:tab/>call prtmessage1</text:p>
      <text:p text:style-name="P50"><text:tab/>call flipifnecessary</text:p>
      <text:p text:style-name="P50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38"><text:tab/>if computer=spectrum</text:p>
      <text:p text:style-name="P38"/>
      <text:p text:style-name="P38"><text:tab/>ld a,(plottype)</text:p>
      <text:p text:style-name="P38"><text:tab/>bit 1,a</text:p>
      <text:p text:style-name="P38"><text:soft-page-break/><text:tab/>jr z,notattr</text:p>
      <text:p text:style-name="P38"><text:tab/>push hl</text:p>
      <text:p text:style-name="P38"><text:tab/>push de</text:p>
      <text:p text:style-name="P38"><text:tab/>call findattriloc</text:p>
      <text:p text:style-name="P38"><text:tab/>ld a,(pen)</text:p>
      <text:p text:style-name="P38"><text:tab/>ld (hl),a</text:p>
      <text:p text:style-name="P38"><text:tab/>pop de</text:p>
      <text:p text:style-name="P38"><text:tab/>pop hl<text:tab/></text:p>
      <text:p text:style-name="P38"/>
      <text:p text:style-name="P38"><text:tab/>endif</text:p>
      <text:p text:style-name="P3"/>
      <text:p text:style-name="P62">notattr</text:p>
      <text:p text:style-name="P62"><text:tab/>ld a,(plottype)</text:p>
      <text:p text:style-name="P50"><text:tab/>bit 0,a</text:p>
      <text:p text:style-name="P50"><text:tab/>jr z,notchr</text:p>
      <text:p text:style-name="P50"><text:tab/>ld a,(messy)</text:p>
      <text:p text:style-name="P50"><text:tab/>ld l,a</text:p>
      <text:p text:style-name="P50"><text:tab/>ld a,(messx)</text:p>
      <text:p text:style-name="P50"><text:tab/>add a,32</text:p>
      <text:p text:style-name="P50"><text:tab/>ld e,a</text:p>
      <text:p text:style-name="P50"><text:tab/>ld a,(pen)</text:p>
      <text:p text:style-name="P50"><text:tab/>ld c,a</text:p>
      <text:p text:style-name="P50"><text:tab/>ld a,b</text:p>
      <text:p text:style-name="P50"><text:tab/>ld b,0</text:p>
      <text:p text:style-name="P50"><text:tab/>call store_sprite_vars</text:p>
      <text:p text:style-name="P50"><text:tab/>call plotattris</text:p>
      <text:p text:style-name="P50"><text:tab/>call frame</text:p>
      <text:p text:style-name="P62">notchr</text:p>
      <text:p text:style-name="P62"><text:tab/>pop hl</text:p>
      <text:p text:style-name="P50"><text:tab/>ld a,(messx)</text:p>
      <text:p text:style-name="P50"><text:tab/>add a,2</text:p>
      <text:p text:style-name="P50"><text:tab/>ld (messx),a</text:p>
      <text:p text:style-name="P50"><text:tab/>jp prtmessage1</text:p>
      <text:p text:style-name="P3"/>
      <text:p text:style-name="P25">changexy</text:p>
      <text:p text:style-name="P49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0"><text:tab/>ld a,6</text:p>
      <text:p text:style-name="P50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38"><text:tab/>if computer=amstrad</text:p>
      <text:p text:style-name="P38"><text:tab/>sla a</text:p>
      <text:p text:style-name="P38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38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38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38"><text:tab/>if computer=spectrum</text:p>
      <text:p text:style-name="P38"/>
      <text:p text:style-name="P38">pdskey<text:tab/>equ 3*32</text:p>
      <text:p text:style-name="P38"/>
      <text:p text:style-name="P38"><text:tab/>;;spectrum special routine</text:p>
      <text:p text:style-name="P38"><text:tab/></text:p>
      <text:p text:style-name="P44">inkey</text:p>
      <text:p text:style-name="P44"><text:tab/>;;a=key <text:s/>using new bit pattern method </text:p>
      <text:p text:style-name="P38"><text:tab/>;; z if that key was pressed</text:p>
      <text:p text:style-name="P38"><text:tab/>;; corrupts <text:s text:c="2"/>a</text:p>
      <text:p text:style-name="P38"><text:tab/></text:p>
      <text:p text:style-name="P38"><text:tab/>push hl</text:p>
      <text:p text:style-name="P38"><text:tab/>ld l,a</text:p>
      <text:p text:style-name="P38"><text:tab/>bit 4,a</text:p>
      <text:p text:style-name="P38"><text:tab/>jr nz,kempston</text:p>
      <text:p text:style-name="P38"><text:tab/>push bc</text:p>
      <text:p text:style-name="P38"><text:tab/>ld bc,&amp;fffe</text:p>
      <text:p text:style-name="P38"><text:tab/>and 11100000b</text:p>
      <text:p text:style-name="P38"><text:tab/>rrca</text:p>
      <text:p text:style-name="P38"><text:tab/>rrca</text:p>
      <text:p text:style-name="P38"><text:tab/>add a,10000000b</text:p>
      <text:p text:style-name="P38"><text:tab/>ld (inkeypatch+1),a</text:p>
      <text:p text:style-name="P38"><text:tab/>ld a,l</text:p>
      <text:p text:style-name="P38"><text:tab/>rlca</text:p>
      <text:p text:style-name="P38"><text:tab/>rlca</text:p>
      <text:p text:style-name="P38"><text:tab/>rlca</text:p>
      <text:p text:style-name="P38"><text:tab/>and 00111000b</text:p>
      <text:p text:style-name="P38"><text:tab/>add a,01000111b</text:p>
      <text:p text:style-name="P38"><text:tab/>ld (inkeypat1+1),a</text:p>
      <text:p text:style-name="P44">inkeypatch</text:p>
      <text:p text:style-name="P44"><text:tab/>res 0,b</text:p>
      <text:p text:style-name="P38"><text:tab/>in a,(c)</text:p>
      <text:p text:style-name="P44">inkeypat1</text:p>
      <text:p text:style-name="P44"><text:tab/>bit 0,a</text:p>
      <text:p text:style-name="P38"><text:tab/>pop bc</text:p>
      <text:p text:style-name="P38"><text:tab/>pop hl</text:p>
      <text:p text:style-name="P38"><text:tab/>ret<text:tab/></text:p>
      <text:p text:style-name="P38"><text:tab/></text:p>
      <text:p text:style-name="P44">kempston</text:p>
      <text:p text:style-name="P44"><text:tab/>rlca</text:p>
      <text:p text:style-name="P38"><text:tab/>rlca</text:p>
      <text:p text:style-name="P38"><text:tab/>rlca</text:p>
      <text:p text:style-name="P38"><text:tab/>and 00111000b</text:p>
      <text:p text:style-name="P38"><text:tab/>add a,01000111b</text:p>
      <text:p text:style-name="P38"><text:tab/>ld (inkeypat2+1),a</text:p>
      <text:p text:style-name="P38"><text:tab/>in a,(31)</text:p>
      <text:p text:style-name="P38"><text:tab/>xor 255</text:p>
      <text:p text:style-name="P44">inkeypat2</text:p>
      <text:p text:style-name="P44"><text:tab/>bit 0,a</text:p>
      <text:p text:style-name="P38"><text:tab/>pop hl</text:p>
      <text:p text:style-name="P38"><text:tab/>ret</text:p>
      <text:p text:style-name="P38"/>
      <text:p text:style-name="P38"><text:tab/>endif</text:p>
      <text:p text:style-name="P38"/>
      <text:p text:style-name="P38"/>
      <text:p text:style-name="P38"><text:tab/>if computer=amstrad</text:p>
      <text:p text:style-name="P38"/>
      <text:p text:style-name="P38"/>
      <text:p text:style-name="P38">spacekey<text:tab/>equ 47</text:p>
      <text:p text:style-name="P38">enterkey<text:tab/>equ 18</text:p>
      <text:p text:style-name="P38">pdskey<text:tab/>equ 66</text:p>
      <text:p text:style-name="P38"/>
      <text:p text:style-name="P44">inkey</text:p>
      <text:p text:style-name="P44"><text:soft-page-break/><text:tab/>di</text:p>
      <text:p text:style-name="P38"><text:tab/>push bc</text:p>
      <text:p text:style-name="P38"><text:tab/>ld b,a</text:p>
      <text:p text:style-name="P38"><text:tab/>and 7</text:p>
      <text:p text:style-name="P38"><text:tab/>rlca</text:p>
      <text:p text:style-name="P38"><text:tab/>rlca</text:p>
      <text:p text:style-name="P38"><text:tab/>rlca</text:p>
      <text:p text:style-name="P38"><text:tab/>add a,71</text:p>
      <text:p text:style-name="P38"><text:tab/>ld (kpatch+1),a</text:p>
      <text:p text:style-name="P38"><text:tab/>ld a,b</text:p>
      <text:p text:style-name="P38"><text:tab/>and 120</text:p>
      <text:p text:style-name="P38"><text:tab/>rrca</text:p>
      <text:p text:style-name="P38"><text:tab/>rrca</text:p>
      <text:p text:style-name="P38"><text:tab/>rrca</text:p>
      <text:p text:style-name="P38"><text:tab/>ld bc,&amp;f40e</text:p>
      <text:p text:style-name="P38"><text:tab/>out (c),c</text:p>
      <text:p text:style-name="P38"><text:tab/>ld b,&amp;f6</text:p>
      <text:p text:style-name="P38"><text:tab/>ld c,a</text:p>
      <text:p text:style-name="P38"><text:tab/>in a,(c)</text:p>
      <text:p text:style-name="P38"><text:tab/>add c</text:p>
      <text:p text:style-name="P38"><text:tab/>ld c,a</text:p>
      <text:p text:style-name="P38"><text:tab/>or &amp;c0</text:p>
      <text:p text:style-name="P38"><text:tab/>out (c),a</text:p>
      <text:p text:style-name="P38"><text:tab/>out (c),c</text:p>
      <text:p text:style-name="P38"><text:tab/>inc b</text:p>
      <text:p text:style-name="P38"><text:tab/>ld a,&amp;92</text:p>
      <text:p text:style-name="P38"><text:tab/>out (c),a</text:p>
      <text:p text:style-name="P38"><text:tab/>dec b</text:p>
      <text:p text:style-name="P38"><text:tab/>set 6,c</text:p>
      <text:p text:style-name="P38"><text:tab/>out (c),c</text:p>
      <text:p text:style-name="P38"><text:tab/>ld b,&amp;f4</text:p>
      <text:p text:style-name="P38"><text:tab/>in a,(c)</text:p>
      <text:p text:style-name="P38"><text:tab/>ld bc,&amp;f782</text:p>
      <text:p text:style-name="P38"><text:tab/>out (c),c</text:p>
      <text:p text:style-name="P38"><text:tab/>dec b</text:p>
      <text:p text:style-name="P38"><text:tab/>ld c,0</text:p>
      <text:p text:style-name="P38"><text:tab/>out (c),c</text:p>
      <text:p text:style-name="P44">kpatch</text:p>
      <text:p text:style-name="P44"><text:tab/>bit 0,a</text:p>
      <text:p text:style-name="P38"><text:tab/>pop bc</text:p>
      <text:p text:style-name="P38"><text:tab/>ei</text:p>
      <text:p text:style-name="P38"><text:tab/>ret</text:p>
      <text:p text:style-name="P38"/>
      <text:p text:style-name="P38"><text:tab/>endif</text:p>
      <text:p text:style-name="P38"/>
      <text:p text:style-name="P3"/>
      <text:p text:style-name="P3"/>
      <text:p text:style-name="P44">getkeybyte</text:p>
      <text:p text:style-name="P44"><text:tab/>;;;returns with A set and (keybyte) set</text:p>
      <text:p text:style-name="P38"><text:tab/>;;<text:tab/><text:tab/>bit <text:s text:c="3"/>3 <text:s text:c="3"/>2 <text:s text:c="3"/>1 <text:s text:c="3"/>0</text:p>
      <text:p text:style-name="P38"><text:tab/>;;<text:tab/><text:tab/> <text:s text:c="4"/>fire left right jump </text:p>
      <text:p text:style-name="P38"/>
      <text:p text:style-name="P38"><text:tab/>push hl</text:p>
      <text:p text:style-name="P38"><text:tab/>ld c,0</text:p>
      <text:p text:style-name="P38"><text:tab/>ld hl,keyboardkeys</text:p>
      <text:p text:style-name="P38"><text:tab/>ld de,joystickkeys</text:p>
      <text:p text:style-name="P38"><text:tab/>if computer=spectrum</text:p>
      <text:p text:style-name="P38"><text:tab/>ld ix,kempkeys</text:p>
      <text:p text:style-name="P38"><text:tab/>endif</text:p>
      <text:p text:style-name="P38"><text:tab/>ld b,6</text:p>
      <text:p text:style-name="P44">getkeyslp</text:p>
      <text:p text:style-name="P44"><text:tab/>ld a,(hl)</text:p>
      <text:p text:style-name="P38"><text:tab/>call inkey</text:p>
      <text:p text:style-name="P38"><text:tab/>jr z,setkey</text:p>
      <text:p text:style-name="P38"><text:tab/>ld a,(de)</text:p>
      <text:p text:style-name="P38"><text:tab/>call inkey</text:p>
      <text:p text:style-name="P38"><text:tab/>jr z,setkey</text:p>
      <text:p text:style-name="P38"><text:tab/>if computer=spectrum</text:p>
      <text:p text:style-name="P38"><text:tab/>ld a,(kempstonpresent)</text:p>
      <text:p text:style-name="P38"><text:tab/>and a</text:p>
      <text:p text:style-name="P38"><text:tab/>jr z,reskey</text:p>
      <text:p text:style-name="P38"><text:tab/>ld a,(ix+0)</text:p>
      <text:p text:style-name="P38"><text:soft-page-break/><text:tab/>call inkey</text:p>
      <text:p text:style-name="P38"><text:tab/>jr z,setkey</text:p>
      <text:p text:style-name="P38"><text:tab/>endif</text:p>
      <text:p text:style-name="P44">reskey</text:p>
      <text:p text:style-name="P44"><text:tab/>and a</text:p>
      <text:p text:style-name="P38"><text:tab/>jr restofkey</text:p>
      <text:p text:style-name="P44">setkey</text:p>
      <text:p text:style-name="P44"><text:tab/>scf</text:p>
      <text:p text:style-name="P44">restofkey</text:p>
      <text:p text:style-name="P44"><text:tab/>rl c</text:p>
      <text:p text:style-name="P38"><text:tab/>inc hl</text:p>
      <text:p text:style-name="P38"><text:tab/>inc de</text:p>
      <text:p text:style-name="P38"><text:tab/>if computer=spectrum</text:p>
      <text:p text:style-name="P38"><text:tab/>inc ix</text:p>
      <text:p text:style-name="P38"><text:tab/>endif</text:p>
      <text:p text:style-name="P38"><text:tab/>djnz getkeyslp</text:p>
      <text:p text:style-name="P38"><text:tab/>ld a,c</text:p>
      <text:p text:style-name="P38"><text:tab/>ld (keybyte),a</text:p>
      <text:p text:style-name="P38"><text:tab/>pop hl</text:p>
      <text:p text:style-name="P38"><text:tab/>ret</text:p>
      <text:p text:style-name="P3"/>
      <text:p text:style-name="P3"/>
      <text:p text:style-name="P3"/>
      <text:p text:style-name="P38"><text:tab/>if computer=spectrum</text:p>
      <text:p text:style-name="P38">beforesetup</text:p>
      <text:p text:style-name="P38"><text:tab/>org flamelist</text:p>
      <text:p text:style-name="P54">setup</text:p>
      <text:p text:style-name="P44"><text:tab/>ld hl,attritable+5*32</text:p>
      <text:p text:style-name="P38"><text:tab/>ld de,attritable+5*32+1</text:p>
      <text:p text:style-name="P38"><text:tab/>ld (hl),01000010b</text:p>
      <text:p text:style-name="P38"><text:tab/>ld bc,19*32</text:p>
      <text:p text:style-name="P38"><text:tab/>ldir</text:p>
      <text:p text:style-name="P38"><text:tab/></text:p>
      <text:p text:style-name="P38"><text:tab/>xor a</text:p>
      <text:p text:style-name="P38"><text:tab/>out (&amp;fe),a</text:p>
      <text:p text:style-name="P38">checkifkempston</text:p>
      <text:p text:style-name="P38"><text:tab/>ld bc,80*256+0</text:p>
      <text:p text:style-name="P44">checkkemlp</text:p>
      <text:p text:style-name="P44"><text:tab/>in a,(31)</text:p>
      <text:p text:style-name="P38"><text:tab/>or c</text:p>
      <text:p text:style-name="P38"><text:tab/>ld c,a</text:p>
      <text:p text:style-name="P38"><text:tab/>ei</text:p>
      <text:p text:style-name="P38"><text:tab/>halt</text:p>
      <text:p text:style-name="P38"><text:tab/>di</text:p>
      <text:p text:style-name="P38"><text:tab/>djnz checkkemlp</text:p>
      <text:p text:style-name="P38"><text:tab/>ld a,c</text:p>
      <text:p text:style-name="P38"><text:tab/>and 11100000b</text:p>
      <text:p text:style-name="P38"><text:tab/>ld a,255</text:p>
      <text:p text:style-name="P38"><text:tab/>jr z,fitted</text:p>
      <text:p text:style-name="P38"><text:tab/>xor a</text:p>
      <text:p text:style-name="P44">fitted</text:p>
      <text:p text:style-name="P44"><text:tab/>ld (kempstonpresent),a</text:p>
      <text:p text:style-name="P38"><text:tab/>jp turninteron</text:p>
      <text:p text:style-name="P38"/>
      <text:p text:style-name="P38">setupend</text:p>
      <text:p text:style-name="P38"><text:tab/>if setupend&gt;endflamelist</text:p>
      <text:p text:style-name="P38"><text:tab/>error "setup too big</text:p>
      <text:p text:style-name="P38"><text:tab/>endif</text:p>
      <text:p text:style-name="P38"><text:tab/>org beforesetup</text:p>
      <text:p text:style-name="P38"/>
      <text:p text:style-name="P38">kempstonpresent</text:p>
      <text:p text:style-name="P38"><text:tab/>defb 0</text:p>
      <text:p text:style-name="P38"/>
      <text:p text:style-name="P41">turnscreenoff</text:p>
      <text:p text:style-name="P41"><text:tab/>xor a</text:p>
      <text:p text:style-name="P38"><text:tab/>ld (frmplot),a</text:p>
      <text:p text:style-name="P38"><text:tab/>ld bc,30*256+17</text:p>
      <text:p text:style-name="P38"><text:tab/>ld de,6*256+1</text:p>
      <text:p text:style-name="P38"><text:tab/>call attribox</text:p>
      <text:p text:style-name="P38"><text:tab/>ld hl,attritable</text:p>
      <text:p text:style-name="P38"><text:tab/>ld (patchattritable+1),hl</text:p>
      <text:p text:style-name="P38"><text:tab/>ld (newattrihere1+1),hl<text:tab/></text:p>
      <text:p text:style-name="P38"><text:soft-page-break/><text:tab/>ret</text:p>
      <text:p text:style-name="P38"/>
      <text:p text:style-name="P41">turnscreenon</text:p>
      <text:p text:style-name="P41"><text:tab/>ld hl,screenattritable</text:p>
      <text:p text:style-name="P38"><text:tab/>ld (patchattritable+1),hl</text:p>
      <text:p text:style-name="P38"><text:tab/>ld (newattrihere1+1),hl</text:p>
      <text:p text:style-name="P38">copyscreenforward</text:p>
      <text:p text:style-name="P38"><text:tab/>ld de,screenattritable+6*32+1</text:p>
      <text:p text:style-name="P38"><text:tab/>ld hl,attritable+6*32+1</text:p>
      <text:p text:style-name="P38"><text:tab/>ld c,17</text:p>
      <text:p text:style-name="P41">turnscreenonlp</text:p>
      <text:p text:style-name="P41"><text:tab/>ld b,30</text:p>
      <text:p text:style-name="P41">turnscreenonlp1</text:p>
      <text:p text:style-name="P41"><text:tab/>ld a,(hl)</text:p>
      <text:p text:style-name="P38"><text:tab/>set 6,a</text:p>
      <text:p text:style-name="P38"><text:tab/>ld (de),a</text:p>
      <text:p text:style-name="P38"><text:tab/>inc hl</text:p>
      <text:p text:style-name="P38"><text:tab/>inc de</text:p>
      <text:p text:style-name="P38"><text:tab/>djnz turnscreenonlp1</text:p>
      <text:p text:style-name="P38"><text:tab/>inc hl</text:p>
      <text:p text:style-name="P38"><text:tab/>inc de</text:p>
      <text:p text:style-name="P38"><text:tab/>inc hl</text:p>
      <text:p text:style-name="P38"><text:tab/>inc de</text:p>
      <text:p text:style-name="P38"><text:tab/>dec c</text:p>
      <text:p text:style-name="P38"><text:tab/>jr nz,turnscreenonlp</text:p>
      <text:p text:style-name="P38"><text:tab/>ret</text:p>
      <text:p text:style-name="P38"><text:tab/>endif</text:p>
      <text:p text:style-name="P38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0"/>
      <text:p text:style-name="P50"><text:tab/>if computer=amstrad</text:p>
      <text:p text:style-name="P50">beforesetup</text:p>
      <text:p text:style-name="P50"><text:tab/>org flamelist</text:p>
      <text:p text:style-name="P50">setup</text:p>
      <text:p text:style-name="P50"><text:tab/>di</text:p>
      <text:p text:style-name="P50">;<text:tab/>ld bc,0</text:p>
      <text:p text:style-name="P50">;<text:tab/>call &amp;bc38</text:p>
      <text:p text:style-name="P50"><text:tab/>ld a,16</text:p>
      <text:p text:style-name="P50"><text:tab/>ld bc,&amp;7f00</text:p>
      <text:p text:style-name="P50"><text:tab/>out (c),a</text:p>
      <text:p text:style-name="P50"><text:tab/>ld a,84</text:p>
      <text:p text:style-name="P50"><text:tab/>out (c),a</text:p>
      <text:p text:style-name="P50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0"/>
      <text:p text:style-name="P50"/>
      <text:p text:style-name="P50">setupend</text:p>
      <text:p text:style-name="P50"><text:tab/>if setupend&gt;endflamelist</text:p>
      <text:p text:style-name="P50"><text:tab/>error "setup too big</text:p>
      <text:p text:style-name="P50"><text:tab/>endif</text:p>
      <text:p text:style-name="P50"><text:tab/>org beforesetup</text:p>
      <text:p text:style-name="P50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0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38">afterroomsetup</text:p>
      <text:p text:style-name="P38"><text:tab/>if seecoins=0</text:p>
      <text:p text:style-name="P16"><text:tab/>call putcoinsinroom</text:p>
      <text:p text:style-name="P16"><text:tab/>call resetroommoving</text:p>
      <text:p text:style-name="P38"><text:tab/>endif</text:p>
      <text:p text:style-name="P3"/>
      <text:p text:style-name="P38"><text:tab/>if seecoins=1</text:p>
      <text:p text:style-name="P38"><text:tab/>call resetroommoving</text:p>
      <text:p text:style-name="P38"><text:tab/>call putcoinsinroom</text:p>
      <text:p text:style-name="P38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6">roomsetuplp</text:p>
      <text:p text:style-name="P31"><text:tab/>ld hl,roomdata</text:p>
      <text:p text:style-name="P38"><text:tab/>ld a,(roomno)</text:p>
      <text:p text:style-name="P38"><text:tab/>cp 127</text:p>
      <text:p text:style-name="P38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38"><text:tab/>if computer=spectrum<text:tab/></text:p>
      <text:p text:style-name="P46">coinsmess</text:p>
      <text:p text:style-name="P46"><text:tab/>defb mpen+6,mxy+46,8</text:p>
      <text:p text:style-name="P46">noofcoinsmess</text:p>
      <text:p text:style-name="P46"><text:tab/>defb 0,0,mend</text:p>
      <text:p text:style-name="P38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3">if computer=spectrum</text:span></text:p>
      <text:p text:style-name="P58">livesmess</text:p>
      <text:p text:style-name="P58"><text:tab/>defb mpen+6,mxy+14,8,":::",mxy+14,8</text:p>
      <text:p text:style-name="P58"><text:soft-page-break/>nooflivesmess</text:p>
      <text:p text:style-name="P58"><text:tab/>defb mrep,1,"/",mendrep,mend</text:p>
      <text:p text:style-name="P50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12">tryputtingdown</text:p>
      <text:p text:style-name="P12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2">tryputtingdown1</text:p>
      <text:p text:style-name="P12"><text:tab/>ld a,1</text:p>
      <text:p text:style-name="P3"><text:tab/>ld (tryputdownvar),a</text:p>
      <text:p text:style-name="P12">inventoryrou</text:p>
      <text:p text:style-name="P12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2">nobaginvent</text:p>
      <text:p text:style-name="P12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2">distdownmenu1</text:p>
      <text:p text:style-name="P12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12">justexitinvent</text:p>
      <text:p text:style-name="P12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0"><text:tab/>ld a,11</text:p>
      <text:p text:style-name="P50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2">whatinslot</text:p>
      <text:p text:style-name="P12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2">checkproximity1</text:p>
      <text:p text:style-name="P12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58">flipifnecessary</text:p>
      <text:p text:style-name="P58"><text:tab/>ld a,(upsidedown)</text:p>
      <text:p text:style-name="P50"><text:soft-page-break/><text:tab/>and a</text:p>
      <text:p text:style-name="P50"><text:tab/>ret z</text:p>
      <text:p text:style-name="P50"><text:tab/>jp flipscreenroumust </text:p>
      <text:p text:style-name="P50"/>
      <text:p text:style-name="P50">flipscreenrou</text:p>
      <text:p text:style-name="P50"><text:tab/>ld a,(flipscreen)</text:p>
      <text:p text:style-name="P50"><text:tab/>ld b,a</text:p>
      <text:p text:style-name="P50"><text:tab/>ld a,(upsidedown)</text:p>
      <text:p text:style-name="P50"><text:tab/>xor b</text:p>
      <text:p text:style-name="P50"><text:tab/>ret z</text:p>
      <text:p text:style-name="P50">flipscreenroumust</text:p>
      <text:p text:style-name="P50"><text:tab/>push hl</text:p>
      <text:p text:style-name="P50"><text:tab/>ld hl,screentable+6*8*2</text:p>
      <text:p text:style-name="P50"><text:tab/>ld de,screentable+183*2</text:p>
      <text:p text:style-name="P50"><text:tab/>ld b,136/2</text:p>
      <text:p text:style-name="P58">flipscreenlp</text:p>
      <text:p text:style-name="P58"><text:tab/>ld c,(hl)</text:p>
      <text:p text:style-name="P50"><text:tab/>ld a,(de)</text:p>
      <text:p text:style-name="P50"><text:tab/>ld (hl),a</text:p>
      <text:p text:style-name="P50"><text:tab/>ld a,c</text:p>
      <text:p text:style-name="P50"><text:tab/>ld (de),a</text:p>
      <text:p text:style-name="P50"><text:tab/>inc hl</text:p>
      <text:p text:style-name="P50"><text:tab/>inc de</text:p>
      <text:p text:style-name="P50"><text:tab/>ld c,(hl)</text:p>
      <text:p text:style-name="P50"><text:tab/>ld a,(de)</text:p>
      <text:p text:style-name="P50"><text:tab/>ld (hl),a</text:p>
      <text:p text:style-name="P50"><text:tab/>ld a,c</text:p>
      <text:p text:style-name="P50"><text:tab/>ld (de),a</text:p>
      <text:p text:style-name="P50"><text:tab/>inc hl</text:p>
      <text:p text:style-name="P50"><text:tab/>dec de</text:p>
      <text:p text:style-name="P50"><text:tab/>dec de</text:p>
      <text:p text:style-name="P50"><text:tab/>dec de</text:p>
      <text:p text:style-name="P50"><text:tab/>djnz flipscreenlp</text:p>
      <text:p text:style-name="P50"><text:tab/>ld a,(flipscreen)</text:p>
      <text:p text:style-name="P50"><text:tab/>xor 1</text:p>
      <text:p text:style-name="P50"><text:tab/>ld (flipscreen),a</text:p>
      <text:p text:style-name="P50"><text:tab/>ld a,(atpatch1)</text:p>
      <text:p text:style-name="P50"><text:tab/>and a</text:p>
      <text:p text:style-name="P50"><text:tab/>jr nz,patchforupright</text:p>
      <text:p text:style-name="P50"><text:tab/>ld a,&amp;2f</text:p>
      <text:p text:style-name="P50"><text:tab/>ld hl,&amp;1Dc6</text:p>
      <text:p text:style-name="P50"><text:tab/>ld de,-32</text:p>
      <text:p text:style-name="P50"><text:tab/>ld bc,&amp;e8c6</text:p>
      <text:p text:style-name="P50"><text:tab/>jr storeatpatches</text:p>
      <text:p text:style-name="P58">patchforupright</text:p>
      <text:p text:style-name="P58"><text:tab/>ld hl,0</text:p>
      <text:p text:style-name="P50"><text:tab/>ld bc,0</text:p>
      <text:p text:style-name="P50"><text:tab/>ld de,32</text:p>
      <text:p text:style-name="P50"><text:tab/>xor a</text:p>
      <text:p text:style-name="P50">storeatpatches</text:p>
      <text:p text:style-name="P50"><text:tab/>ld (atpatch2),hl</text:p>
      <text:p text:style-name="P50"><text:tab/>ld (atpatch1),a</text:p>
      <text:p text:style-name="P50"><text:tab/>ld (atpatch4),a</text:p>
      <text:p text:style-name="P50"><text:tab/>ex de,hl</text:p>
      <text:p text:style-name="P50"><text:tab/>ld (atpatch3+1),hl</text:p>
      <text:p text:style-name="P50"><text:tab/>push bc</text:p>
      <text:p text:style-name="P50"><text:tab/>pop hl</text:p>
      <text:p text:style-name="P50"><text:tab/>ld (atpatch5),hl</text:p>
      <text:p text:style-name="P50"><text:tab/>pop hl</text:p>
      <text:p text:style-name="P3"><text:span text:style-name="T3"><text:tab/>ret</text:span><text:tab/></text:p>
      <text:p text:style-name="P3"/>
      <text:p text:style-name="P1"/>
      <text:p text:style-name="P38">;</text:p>
      <text:p text:style-name="P38">; <text:s/>PDS Pc1.10 :000: <text:s/>(C) <text:s/>1985-7 P.D Systems <text:s text:c="2"/></text:p>
      <text:p text:style-name="P38">;</text:p>
      <text:p text:style-name="P38">;</text:p>
      <text:p text:style-name="P38">; <text:s text:c="6"/>File <text:s/>" <text:s text:c="4"/>DIZZY 3 <text:s text:c="6"/>"</text:p>
      <text:p text:style-name="P38">; <text:s text:c="3"/>Version <text:s text:c="9"/>05.54 <text:s text:c="7"/></text:p>
      <text:p text:style-name="P38">; <text:s text:c="8"/>By <text:s/>" THE OLIVER TWINS <text:s/>"</text:p>
      <text:p text:style-name="P38">; <text:s text:c="3"/></text:p>
      <text:p text:style-name="P38">; <text:s text:c="4"/>Created on Tue the 14th of Jun 1988 <text:s/></text:p>
      <text:p text:style-name="P38"><text:soft-page-break/>; <text:s text:c="7"/>Last update 13:36 on 19/12/89 </text:p>
      <text:p text:style-name="P38">; </text:p>
      <text:p text:style-name="P38"/>
      <text:p text:style-name="P38"><text:tab/>;;dizzy control</text:p>
      <text:p text:style-name="P3"/>
      <text:p text:style-name="P50"><text:tab/>if computer=amstrad</text:p>
      <text:p text:style-name="P50"/>
      <text:p text:style-name="P58">turninteron</text:p>
      <text:p text:style-name="P58"><text:tab/>di</text:p>
      <text:p text:style-name="P50"><text:tab/>ld a,&amp;c3</text:p>
      <text:p text:style-name="P50"><text:tab/>ld (&amp;38),a</text:p>
      <text:p text:style-name="P50"><text:tab/>ld hl,interentry</text:p>
      <text:p text:style-name="P50"><text:tab/>ld (&amp;39),hl</text:p>
      <text:p text:style-name="P50"><text:tab/>ei</text:p>
      <text:p text:style-name="P50"><text:tab/>ret</text:p>
      <text:p text:style-name="P50"/>
      <text:p text:style-name="P50"/>
      <text:p text:style-name="P58">interentry</text:p>
      <text:p text:style-name="P58"><text:tab/>di</text:p>
      <text:p text:style-name="P50"><text:tab/>push af</text:p>
      <text:p text:style-name="P50"><text:tab/>push bc</text:p>
      <text:p text:style-name="P50"><text:tab/>ld b,&amp;f5</text:p>
      <text:p text:style-name="P50"><text:tab/>in a,(c)</text:p>
      <text:p text:style-name="P50"><text:tab/>rra</text:p>
      <text:p text:style-name="P50"><text:tab/>jr nc,exitinter</text:p>
      <text:p text:style-name="P50"><text:tab/>push de</text:p>
      <text:p text:style-name="P50"><text:tab/>push hl</text:p>
      <text:p text:style-name="P50"><text:tab/>push ix</text:p>
      <text:p text:style-name="P50"><text:tab/>push iy</text:p>
      <text:p text:style-name="P50"/>
      <text:p text:style-name="P50"><text:tab/>ld a,(clock)</text:p>
      <text:p text:style-name="P50"><text:tab/>inc a</text:p>
      <text:p text:style-name="P50"><text:tab/>ld (clock),a</text:p>
      <text:p text:style-name="P50"><text:tab/></text:p>
      <text:p text:style-name="P50"><text:tab/>ld a,(dontupdatedizzy)</text:p>
      <text:p text:style-name="P50"><text:tab/>and a</text:p>
      <text:p text:style-name="P50"><text:tab/>call z,updatedizzy</text:p>
      <text:p text:style-name="P50"/>
      <text:p text:style-name="P50"><text:tab/>call refresh</text:p>
      <text:p text:style-name="P50"/>
      <text:p text:style-name="P50"><text:tab/>ld a,(sndfx)</text:p>
      <text:p text:style-name="P50"><text:tab/>cp 255</text:p>
      <text:p text:style-name="P50"><text:tab/>jr z,nofx</text:p>
      <text:p text:style-name="P50"><text:tab/>call dosndfx</text:p>
      <text:p text:style-name="P50"><text:tab/>ld a,255</text:p>
      <text:p text:style-name="P50"><text:tab/>ld (sndfx),a</text:p>
      <text:p text:style-name="P50">nofx</text:p>
      <text:p text:style-name="P50"><text:tab/>pop iy</text:p>
      <text:p text:style-name="P50"><text:tab/>pop ix</text:p>
      <text:p text:style-name="P50"><text:tab/>pop hl</text:p>
      <text:p text:style-name="P50"><text:tab/>pop de</text:p>
      <text:p text:style-name="P58">exitinter</text:p>
      <text:p text:style-name="P58"><text:tab/>pop bc</text:p>
      <text:p text:style-name="P50"><text:tab/>pop af</text:p>
      <text:p text:style-name="P50"><text:tab/>ei</text:p>
      <text:p text:style-name="P50"><text:tab/>ret<text:tab/></text:p>
      <text:p text:style-name="P50"/>
      <text:p text:style-name="P50"><text:tab/>endif</text:p>
      <text:p text:style-name="P3"/>
      <text:p text:style-name="P50"><text:tab/>if computer=spectrum</text:p>
      <text:p text:style-name="P50"/>
      <text:p text:style-name="P58">turninteron</text:p>
      <text:p text:style-name="P58"><text:tab/>di</text:p>
      <text:p text:style-name="P50"><text:tab/>im 2</text:p>
      <text:p text:style-name="P50"><text:tab/>ld a,&amp;fe</text:p>
      <text:p text:style-name="P50"><text:tab/>ld i,a</text:p>
      <text:p text:style-name="P50"><text:tab/>ei</text:p>
      <text:p text:style-name="P50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0"><text:tab/>call updatemusicingame</text:p>
      <text:p text:style-name="P3"/>
      <text:p text:style-name="P50"><text:tab/>ld a,(sndfx)</text:p>
      <text:p text:style-name="P50"><text:tab/>cp 255</text:p>
      <text:p text:style-name="P50"><text:tab/>jr z,nofx</text:p>
      <text:p text:style-name="P50"><text:tab/>call dosndfx</text:p>
      <text:p text:style-name="P50"><text:tab/>ld a,255</text:p>
      <text:p text:style-name="P50"><text:tab/>ld (sndfx),a</text:p>
      <text:p text:style-name="P50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0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0">poscheat<text:tab/>defb 0</text:p>
      <text:p text:style-name="P16">oldclock<text:tab/>defb 0</text:p>
      <text:p text:style-name="P16"><text:soft-page-break/>clock<text:tab/>defb 0</text:p>
      <text:p text:style-name="P50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0">colourtable<text:tab/>defb 2,3,4,5,6,5,4,3</text:p>
      <text:p text:style-name="P3">lastkeybyte<text:tab/>defb 0</text:p>
      <text:p text:style-name="P16">tryputdownvar<text:tab/>defb 0</text:p>
      <text:p text:style-name="P50">flipscreen<text:tab/>defb 0</text:p>
      <text:p text:style-name="P50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38"><text:tab/>if computer=amstrad</text:p>
      <text:p text:style-name="P38">keyboardkeys<text:tab/>defb 37,38,18,71,63,47</text:p>
      <text:p text:style-name="P38">joystickkeys<text:tab/>defb 72,73,76,74,75,72</text:p>
      <text:p text:style-name="P38"><text:tab/>endif <text:s/></text:p>
      <text:p text:style-name="P38"/>
      <text:p text:style-name="P38"><text:tab/>if computer=spectrum</text:p>
      <text:p text:style-name="P38">keyboardkeys<text:tab/>defb 6*32+2,7*32+2,6*32,1,2,7*32</text:p>
      <text:p text:style-name="P38">joystickkeys<text:tab/>defb 4*32+1,4*32+2,4*32,4*32+4,4*32+3,4*32+1 <text:s/>;;;SINCLAIR 1</text:p>
      <text:p text:style-name="P38">kempkeys<text:tab/>defb 3+16,2+16,16+4,16+1,16+0,16+3</text:p>
      <text:p text:style-name="P38"><text:tab/>endif <text:s/></text:p>
      <text:p text:style-name="P3"/>
      <text:p text:style-name="P50">fire<text:tab/>defb 0</text:p>
      <text:p text:style-name="P50">left<text:tab/>defb 0</text:p>
      <text:p text:style-name="P50">right<text:tab/>defb 0</text:p>
      <text:p text:style-name="P50">jump<text:tab/>defb 0</text:p>
      <text:p text:style-name="P3"><text:tab/></text:p>
      <text:p text:style-name="P61">checkkeys</text:p>
      <text:p text:style-name="P61"><text:tab/>xor a</text:p>
      <text:p text:style-name="P50"><text:tab/>ld (left),a</text:p>
      <text:p text:style-name="P50"><text:tab/>ld (right),a</text:p>
      <text:p text:style-name="P50"><text:tab/>ld (jump),a</text:p>
      <text:p text:style-name="P50"><text:tab/>ld (fire),a</text:p>
      <text:p text:style-name="P50"><text:tab/>ld (keybyte),a</text:p>
      <text:p text:style-name="P50"/>
      <text:p text:style-name="P50"><text:tab/>ld a,(killed)</text:p>
      <text:p text:style-name="P50"><text:tab/>and a</text:p>
      <text:p text:style-name="P50"><text:tab/>ret nz</text:p>
      <text:p text:style-name="P50"><text:tab/></text:p>
      <text:p text:style-name="P50"><text:tab/>call getkeybyte</text:p>
      <text:p text:style-name="P50"><text:tab/>ld c,a</text:p>
      <text:p text:style-name="P50"/>
      <text:p text:style-name="P50"><text:tab/>ld a,(sequence)</text:p>
      <text:p text:style-name="P50"><text:tab/>and a</text:p>
      <text:p text:style-name="P50"><text:tab/>jr nz,firenotpressed</text:p>
      <text:p text:style-name="P50"><text:tab/>ld a,(usepickup)</text:p>
      <text:p text:style-name="P50"><text:tab/>and a</text:p>
      <text:p text:style-name="P50"><text:tab/>jr nz,firenotpressed</text:p>
      <text:p text:style-name="P50"><text:tab/>bit 3,c</text:p>
      <text:p text:style-name="P50"><text:tab/>jr z,firenotpressed</text:p>
      <text:p text:style-name="P50"><text:tab/>ld a,1</text:p>
      <text:p text:style-name="P61">firepressed</text:p>
      <text:p text:style-name="P61"><text:tab/>ld (fire),a </text:p>
      <text:p text:style-name="P50"><text:tab/>ret</text:p>
      <text:p text:style-name="P50">firenotpressed<text:tab/></text:p>
      <text:p text:style-name="P50"><text:tab/>bit 2,c</text:p>
      <text:p text:style-name="P50"><text:tab/>jr z,leftnotpressed</text:p>
      <text:p text:style-name="P50"><text:tab/>ld a,1</text:p>
      <text:p text:style-name="P61">leftpressed</text:p>
      <text:p text:style-name="P61"><text:tab/>ld (left),a</text:p>
      <text:p text:style-name="P50">leftnotpressed</text:p>
      <text:p text:style-name="P50"><text:soft-page-break/><text:tab/>bit 1,c</text:p>
      <text:p text:style-name="P50"><text:tab/>jr z,rightnotpressed</text:p>
      <text:p text:style-name="P50"><text:tab/>ld a,1</text:p>
      <text:p text:style-name="P61">rightpressed</text:p>
      <text:p text:style-name="P61"><text:tab/>ld (right),a</text:p>
      <text:p text:style-name="P50">rightnotpressed</text:p>
      <text:p text:style-name="P50"><text:tab/>bit 0,c</text:p>
      <text:p text:style-name="P50"><text:tab/>ret z</text:p>
      <text:p text:style-name="P50"><text:tab/>ld a,1</text:p>
      <text:p text:style-name="P61">jumppressed</text:p>
      <text:p text:style-name="P61"><text:tab/>ld (jump),a </text:p>
      <text:p text:style-name="P50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65"><text:tab/>if computer=spectrum</text:p>
      <text:p text:style-name="P65"><text:tab/>ld hl,attritable</text:p>
      <text:p text:style-name="P65"><text:tab/>ld (newattrihere1+1),hl</text:p>
      <text:p text:style-name="P65"><text:tab/>call updatedizzy1</text:p>
      <text:p text:style-name="P65"><text:tab/>ld hl,screenattritable</text:p>
      <text:p text:style-name="P65"><text:tab/>ld (newattrihere1+1),hl</text:p>
      <text:p text:style-name="P65"><text:tab/>ret</text:p>
      <text:p text:style-name="P65"><text:tab/>endif</text:p>
      <text:p text:style-name="P3"/>
      <text:p text:style-name="P3"><text:span text:style-name="T3">updatedizzy1</text:span><text:tab/></text:p>
      <text:p text:style-name="P58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0"><text:tab/>ld a,(sequence)</text:p>
      <text:p text:style-name="P50"><text:tab/>and a</text:p>
      <text:p text:style-name="P50"><text:tab/>jr z,bettercheckkeys</text:p>
      <text:p text:style-name="P50"><text:tab/>ld a,(animation)</text:p>
      <text:p text:style-name="P50"><text:tab/>and 3</text:p>
      <text:p text:style-name="P50"><text:tab/>srl a</text:p>
      <text:p text:style-name="P50"><text:tab/>jr nc,bettercheckkeys</text:p>
      <text:p text:style-name="P50"><text:tab/>ld (sndfx),a</text:p>
      <text:p text:style-name="P3"/>
      <text:p text:style-name="P50">bettercheckkeys</text:p>
      <text:p text:style-name="P50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0"><text:tab/>ld a,21</text:p>
      <text:p text:style-name="P50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0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0"><text:tab/>ld (left),a</text:p>
      <text:p text:style-name="P50"><text:tab/>ld (right),a</text:p>
      <text:p text:style-name="P50"><text:tab/>ld (jump),a</text:p>
      <text:p text:style-name="P50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38"><text:tab/>if computer=spectrum</text:p>
      <text:p text:style-name="P38">veryend </text:p>
      <text:p text:style-name="P38"><text:tab/>if veryend&gt;&amp;fdfc</text:p>
      <text:p text:style-name="P38"><text:tab/>error "out of memory</text:p>
      <text:p text:style-name="P38"><text:tab/>endif</text:p>
      <text:p text:style-name="P38"><text:tab/>org &amp;fdfd</text:p>
      <text:p text:style-name="P38"><text:tab/>jp interentry</text:p>
      <text:p text:style-name="P38"><text:tab/>defs 257,&amp;fd</text:p>
      <text:p text:style-name="P38"/>
      <text:p text:style-name="P38"><text:tab/>org &amp;5cc6</text:p>
      <text:p text:style-name="P38"><text:tab/>include saver.spc</text:p>
      <text:p text:style-name="P38">vv<text:tab/></text:p>
      <text:p text:style-name="P38"/>
      <text:p text:style-name="P38"><text:s/><text:tab/>endif</text:p>
      <text:p text:style-name="P38"/>
      <text:p text:style-name="P38"><text:tab/>if computer=amstrad</text:p>
      <text:p text:style-name="P38"><text:tab/>include saver.ams</text:p>
      <text:p text:style-name="P38">veryend</text:p>
      <text:p text:style-name="P38"><text:tab/>if veryend&gt;&amp;adFF</text:p>
      <text:p text:style-name="P38"><text:tab/>error "out of memory</text:p>
      <text:p text:style-name="P38"><text:tab/>endif</text:p>
      <text:p text:style-name="P38"><text:tab/></text:p>
      <text:p text:style-name="P38">veryveryend</text:p>
      <text:p text:style-name="P38"/>
      <text:p text:style-name="P38"><text:tab/>endif</text:p>
      <text:p text:style-name="P38"/>
      <text:p text:style-name="P38"><text:tab/>END</text:p>
      <text:p text:style-name="P3"><text:s/></text:p>
      <text:p text:style-name="Horizontal_20_Line"/>
      <text:p text:style-name="P38">;</text:p>
      <text:p text:style-name="P38">; <text:s/>PDS Pc1.24 :000: (c) P.D.Systems Ltd 1985-88</text:p>
      <text:p text:style-name="P38">;</text:p>
      <text:p text:style-name="P38">;</text:p>
      <text:p text:style-name="P38">; <text:s text:c="6"/>File <text:s/>"-------------------"</text:p>
      <text:p text:style-name="P38">; <text:s text:c="3"/>Version <text:s text:c="9"/>00.04 <text:s text:c="7"/></text:p>
      <text:p text:style-name="P38">; <text:s text:c="8"/>By <text:s/>"-------------------"</text:p>
      <text:p text:style-name="P38">; <text:s text:c="3"/></text:p>
      <text:p text:style-name="P38"><text:soft-page-break/>; <text:s text:c="4"/>Created on Mon the 06th of Nov 1989 <text:s/></text:p>
      <text:p text:style-name="P38">; <text:s text:c="7"/>Last update 13:36 on 19/12/89 </text:p>
      <text:p text:style-name="P38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38"><text:tab/>DEFM "This amazing speech was done by L.Sharp who wrote the code"</text:p>
      <text:p text:style-name="P38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1-17T15:45:46.233352697</dc:date>
    <meta:editing-duration>P1DT16H29M37S</meta:editing-duration>
    <meta:editing-cycles>127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52" meta:non-whitespace-character-count="110665"/>
  </office:meta>
</office:document-meta>
</file>